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3ED00000A0600000A0667BDCD12.svg" manifest:media-type="image/svg+xml"/>
  <manifest:file-entry manifest:full-path="Pictures/10000001000000610000006108103418.png" manifest:media-type="image/png"/>
  <manifest:file-entry manifest:full-path="Pictures/100000010000006100000061C4FE07D5.png" manifest:media-type="image/png"/>
  <manifest:file-entry manifest:full-path="Pictures/100001BB00000A0600000A067A20149D.svg" manifest:media-type="image/svg+xml"/>
  <manifest:file-entry manifest:full-path="Pictures/10000000000000AB000000B86FD4CBE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 style:master-page-name="MP0">
      <style:table-properties style:width="7.559in" fo:margin-left="0in" style:page-number="auto" table:align="left"/>
    </style:style>
    <style:style style:name="Table1.A" style:family="table-column">
      <style:table-column-properties style:column-width="0.7715in"/>
    </style:style>
    <style:style style:name="Table1.B" style:family="table-column">
      <style:table-column-properties style:column-width="1.4542in"/>
    </style:style>
    <style:style style:name="Table1.C" style:family="table-column">
      <style:table-column-properties style:column-width="3.5792in"/>
    </style:style>
    <style:style style:name="Table1.D" style:family="table-column">
      <style:table-column-properties style:column-width="1.7542in"/>
    </style:style>
    <style:style style:name="Table1.1" style:family="table-row">
      <style:table-row-properties style:min-row-height="0.8688in"/>
    </style:style>
    <style:style style:name="Table1.A1" style:family="table-cell">
      <style:table-cell-properties fo:background-color="#c5d3ff" fo:padding-left="0.075in" fo:padding-right="0.075in" fo:padding-top="0in" fo:padding-bottom="0in" fo:border="none" style:writing-mode="lr-tb">
        <style:background-image/>
      </style:table-cell-properties>
    </style:style>
    <style:style style:name="Table1.2" style:family="table-row">
      <style:table-row-properties style:min-row-height="0.3188in"/>
    </style:style>
    <style:style style:name="Table1.A2" style:family="table-cell">
      <style:table-cell-properties style:vertical-align="middle" fo:background-color="#c5d3ff" fo:padding-left="0.075in" fo:padding-right="0.075in" fo:padding-top="0in" fo:padding-bottom="0in" fo:border="none" style:writing-mode="lr-tb">
        <style:background-image/>
      </style:table-cell-properties>
    </style:style>
    <style:style style:name="Table1.3" style:family="table-row">
      <style:table-row-properties style:min-row-height="0.3181in"/>
    </style:style>
    <style:style style:name="Table1.C3" style:family="table-cell">
      <style:table-cell-properties style:vertical-align="bottom" fo:background-color="#c5d3ff" fo:padding-left="0.075in" fo:padding-right="0.075in" fo:padding-top="0in" fo:padding-bottom="0in" fo:border="none" style:writing-mode="lr-tb">
        <style:background-image/>
      </style:table-cell-properties>
    </style:style>
    <style:style style:name="Table1.4" style:family="table-row">
      <style:table-row-properties style:min-row-height="3.1514in"/>
    </style:style>
    <style:style style:name="Table1.A4" style:family="table-cell">
      <style:table-cell-properties fo:background-color="#394d7b" fo:padding-left="0.075in" fo:padding-right="0.075in" fo:padding-top="0in" fo:padding-bottom="0in" fo:border="none" style:writing-mode="lr-tb">
        <style:background-image/>
      </style:table-cell-properties>
    </style:style>
    <style:style style:name="Table1.C4" style:family="table-cell">
      <style:table-cell-properties fo:padding-left="0.075in" fo:padding-right="0.075in" fo:padding-top="0in" fo:padding-bottom="0in" fo:border="none" style:writing-mode="lr-tb"/>
    </style:style>
    <style:style style:name="Table1.5" style:family="table-row">
      <style:table-row-properties style:min-row-height="1.8715in"/>
    </style:style>
    <style:style style:name="Table1.A5" style:family="table-cell">
      <style:table-cell-properties fo:background-color="#394d7b" fo:padding-left="0.075in" fo:padding-right="0.075in" fo:padding-top="0in" fo:padding-bottom="0in" fo:border="none" style:writing-mode="lr-tb">
        <style:background-image/>
      </style:table-cell-properties>
    </style:style>
    <style:style style:name="Table1.C5" style:family="table-cell">
      <style:table-cell-properties fo:padding-left="0.075in" fo:padding-right="0.075in" fo:padding-top="0in" fo:padding-bottom="0in" fo:border="none" style:writing-mode="lr-tb"/>
    </style:style>
    <style:style style:name="Table1.6" style:family="table-row">
      <style:table-row-properties style:min-row-height="2.1708in"/>
    </style:style>
    <style:style style:name="Table1.A6" style:family="table-cell">
      <style:table-cell-properties fo:background-color="#394d7b" fo:padding-left="0.075in" fo:padding-right="0.075in" fo:padding-top="0in" fo:padding-bottom="0in" fo:border="none" style:writing-mode="lr-tb">
        <style:background-image/>
      </style:table-cell-properties>
    </style:style>
    <style:style style:name="Table1.C6" style:family="table-cell">
      <style:table-cell-properties fo:padding-left="0.075in" fo:padding-right="0.075in" fo:padding-top="0in" fo:padding-bottom="0in" fo:border="none" style:writing-mode="lr-tb"/>
    </style:style>
    <style:style style:name="Table1.A7" style:family="table-cell">
      <style:table-cell-properties fo:background-color="#394d7b" fo:padding-left="0.075in" fo:padding-right="0.075in" fo:padding-top="0in" fo:padding-bottom="0in" fo:border="none" style:writing-mode="lr-tb">
        <style:background-image/>
      </style:table-cell-properties>
    </style:style>
    <style:style style:name="Table1.C7" style:family="table-cell">
      <style:table-cell-properties fo:padding-left="0.075in" fo:padding-right="0.075in" fo:padding-top="0in" fo:padding-bottom="0in" fo:border="none" style:writing-mode="lr-tb"/>
    </style:style>
    <style:style style:name="Table1.A8" style:family="table-cell">
      <style:table-cell-properties fo:background-color="#394d7b" fo:padding-left="0.075in" fo:padding-right="0.075in" fo:padding-top="0in" fo:padding-bottom="0in" fo:border="none" style:writing-mode="lr-tb">
        <style:background-image/>
      </style:table-cell-properties>
    </style:style>
    <style:style style:name="Table1.C8" style:family="table-cell">
      <style:table-cell-properties fo:padding-left="0.075in" fo:padding-right="0.075in" fo:padding-top="0in" fo:padding-bottom="0in" fo:border="none" style:writing-mode="lr-tb"/>
    </style:style>
    <style:style style:name="Table1.A9" style:family="table-cell">
      <style:table-cell-properties fo:background-color="#394d7b" fo:padding-left="0.075in" fo:padding-right="0.075in" fo:padding-top="0in" fo:padding-bottom="0in" fo:border="none" style:writing-mode="lr-tb">
        <style:background-image/>
      </style:table-cell-properties>
    </style:style>
    <style:style style:name="Table1.C9" style:family="table-cell">
      <style:table-cell-properties fo:padding-left="0.075in" fo:padding-right="0.075in" fo:padding-top="0in" fo:padding-bottom="0in" fo:border="none" style:writing-mode="lr-tb"/>
    </style:style>
    <style:style style:name="Table1.10" style:family="table-row">
      <style:table-row-properties style:min-row-height="1.7597in"/>
    </style:style>
    <style:style style:name="Table1.A10" style:family="table-cell">
      <style:table-cell-properties fo:background-color="#394d7b" fo:padding-left="0.075in" fo:padding-right="0.075in" fo:padding-top="0in" fo:padding-bottom="0in" fo:border="none" style:writing-mode="lr-tb">
        <style:background-image/>
      </style:table-cell-properties>
    </style:style>
    <style:style style:name="Table1.C10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Normal">
      <style:paragraph-properties fo:margin-top="0in" fo:margin-bottom="0in" style:contextual-spacing="false" fo:line-height="100%" fo:break-before="page"/>
    </style:style>
    <style:style style:name="P2" style:family="paragraph">
      <loext:graphic-properties draw:fill="bitmap" draw:fill-image-name="a0" style:repeat="stretch"/>
    </style:style>
    <style:style style:name="P3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18pt" fo:font-weight="bold" style:font-size-asian="18pt" style:font-weight-asian="bold" style:font-name-complex="Calibri" style:font-size-complex="18pt" style:font-weight-complex="bold"/>
    </style:style>
    <style:style style:name="P4" style:family="paragraph" style:parent-style-name="Normal">
      <style:paragraph-properties fo:margin-top="0in" fo:margin-bottom="0in" style:contextual-spacing="false" fo:line-height="100%" fo:text-align="center" style:justify-single-word="false"/>
      <style:text-properties fo:font-size="2pt" fo:font-weight="bold" style:font-size-asian="2pt" style:font-weight-asian="bold" style:font-name-complex="Calibri" style:font-size-complex="2pt" style:font-weight-complex="bold"/>
    </style:style>
    <style:style style:name="P5" style:family="paragraph" style:parent-style-name="Normal">
      <style:paragraph-properties fo:margin-top="0in" fo:margin-bottom="0in" style:contextual-spacing="false" fo:line-height="100%" fo:text-align="center" style:justify-single-word="false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4472c4" draw:opacity="100%"/>
      <style:paragraph-properties style:writing-mode="lr-tb" style:font-independent-line-spacing="true"/>
    </style:style>
    <style:style style:name="P8" style:family="paragraph" style:parent-style-name="Normal">
      <style:paragraph-properties fo:margin-top="0in" fo:margin-bottom="0in" style:contextual-spacing="false" fo:line-height="100%"/>
      <style:text-properties style:font-name="Arial" fo:font-size="12pt" style:font-size-asian="12pt" style:font-name-complex="Arial" style:font-size-complex="12pt"/>
    </style:style>
    <style:style style:name="P9" style:family="paragraph" style:parent-style-name="Normal">
      <style:paragraph-properties fo:margin-top="0in" fo:margin-bottom="0in" style:contextual-spacing="false" fo:line-height="100%"/>
      <style:text-properties style:font-name="Arial" fo:font-size="5pt" style:font-size-asian="5pt" style:font-name-complex="Arial" style:font-size-complex="5pt"/>
    </style:style>
    <style:style style:name="P10" style:family="paragraph" style:parent-style-name="Normal">
      <style:paragraph-properties fo:margin-top="0in" fo:margin-bottom="0in" style:contextual-spacing="false" fo:line-height="100%"/>
    </style:style>
    <style:style style:name="P11" style:family="paragraph" style:parent-style-name="Normal">
      <style:paragraph-properties fo:margin-top="0in" fo:margin-bottom="0in" style:contextual-spacing="false" fo:line-height="100%" fo:text-align="end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12" style:family="paragraph" style:parent-style-name="Normal">
      <style:paragraph-properties fo:margin-top="0in" fo:margin-bottom="0in" style:contextual-spacing="false" style:line-height-at-least="0.25in"/>
      <style:text-properties fo:text-transform="uppercase" fo:color="#ffffff" loext:opacity="100%" style:font-name="Arial" fo:font-size="8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letter-kerning="false" style:font-name-asian="Times New Roman" style:font-size-asian="8pt" style:language-asian="en" style:country-asian="IN" style:font-weight-asian="bold" style:font-name-complex="Arial" style:font-size-complex="8pt" style:font-weight-complex="bold"/>
    </style:style>
    <style:style style:name="P13" style:family="paragraph" style:parent-style-name="Normal">
      <style:paragraph-properties fo:margin-top="0in" fo:margin-bottom="0in" style:contextual-spacing="false" style:line-height-at-least="0.25in"/>
      <style:text-properties fo:text-transform="uppercase" fo:color="#ffffff" loext:opacity="100%" style:font-name="Arial" fo:font-size="15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letter-kerning="false" style:font-name-asian="Times New Roman" style:font-size-asian="15pt" style:language-asian="en" style:country-asian="IN" style:font-weight-asian="bold" style:font-name-complex="Arial" style:font-size-complex="15pt" style:font-weight-complex="bold"/>
    </style:style>
    <style:style style:name="P14" style:family="paragraph" style:parent-style-name="Normal">
      <style:paragraph-properties fo:margin-top="0in" fo:margin-bottom="0in" style:contextual-spacing="false" style:line-height-at-least="0.1665in" fo:text-align="justify" style:justify-single-word="false"/>
      <style:text-properties fo:color="#ffffff" loext:opacity="100%" style:font-name="Arial" fo:font-size="10pt" style:letter-kerning="false" style:font-name-asian="Times New Roman" style:font-size-asian="10pt" style:language-asian="en" style:country-asian="IN" style:font-name-complex="Arial" style:font-size-complex="10pt"/>
    </style:style>
    <style:style style:name="P15" style:family="paragraph" style:parent-style-name="Normal">
      <style:paragraph-properties fo:margin-top="0in" fo:margin-bottom="0in" style:contextual-spacing="false" fo:line-height="100%"/>
      <style:text-properties fo:color="#3e3e3e" loext:opacity="100%" style:font-name="Arial" fo:font-size="14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fo:background-color="#ffffff" style:font-size-asian="14pt" style:font-weight-asian="bold" style:font-name-complex="Arial" style:font-size-complex="14pt" style:font-weight-complex="bold"/>
    </style:style>
    <style:style style:name="P16" style:family="paragraph" style:parent-style-name="Normal">
      <style:paragraph-properties fo:margin-top="0in" fo:margin-bottom="0in" style:contextual-spacing="false" fo:line-height="100%"/>
      <style:text-properties fo:color="#000000" loext:opacity="100%" style:font-name="Arial" fo:font-size="14pt" style:text-underline-style="solid" style:text-underline-type="double" style:text-underline-width="auto" style:text-underline-color="#000000" fo:font-weight="bold" style:text-underline-mode="continuous" style:text-overline-mode="continuous" style:text-line-through-mode="continuous" fo:background-color="#ffffff" style:font-size-asian="14pt" style:font-weight-asian="bold" style:font-name-complex="Arial" style:font-size-complex="14pt" style:font-weight-complex="bold"/>
    </style:style>
    <style:style style:name="P17" style:family="paragraph" style:parent-style-name="Normal">
      <style:paragraph-properties fo:margin-top="0in" fo:margin-bottom="0in" style:contextual-spacing="false" fo:line-height="100%"/>
      <style:text-properties style:font-name="Arial" fo:font-weight="bold" style:font-weight-asian="bold" style:font-name-complex="Arial" style:font-weight-complex="bold"/>
    </style:style>
    <style:style style:name="P18" style:family="paragraph" style:parent-style-name="Normal">
      <style:paragraph-properties fo:margin-right="-0.0756in" fo:margin-top="0in" fo:margin-bottom="0in" style:contextual-spacing="false" fo:line-height="100%"/>
      <style:text-properties style:font-name="Arial" fo:font-size="2pt" fo:background-color="#ffffff" style:font-size-asian="2pt" style:font-name-complex="Arial" style:font-size-complex="2pt"/>
    </style:style>
    <style:style style:name="P19" style:family="paragraph" style:parent-style-name="Normal">
      <style:paragraph-properties fo:margin-right="-0.0756in" fo:margin-top="0in" fo:margin-bottom="0in" style:contextual-spacing="false" fo:line-height="100%"/>
    </style:style>
    <style:style style:name="P20" style:family="paragraph" style:parent-style-name="Normal">
      <style:paragraph-properties fo:margin-top="0in" fo:margin-bottom="0in" style:contextual-spacing="false" fo:line-height="100%"/>
      <style:text-properties fo:color="#3e3e3e" loext:opacity="100%" style:font-name="Arial" fo:font-size="10pt" fo:background-color="#ffffff" style:font-size-asian="10pt" style:font-name-complex="Arial" style:font-size-complex="10pt"/>
    </style:style>
    <style:style style:name="P21" style:family="paragraph" style:parent-style-name="List_20_Paragraph" style:list-style-name="L1">
      <style:paragraph-properties fo:margin-left="0.3217in" fo:margin-top="0in" fo:margin-bottom="0in" style:contextual-spacing="false" fo:line-height="100%" fo:text-indent="-0.1972in" style:auto-text-indent="false">
        <style:tab-stops/>
      </style:paragraph-properties>
      <style:text-properties fo:color="#3e3e3e" loext:opacity="100%" style:font-name="Arial" fo:font-size="10pt" fo:background-color="#ffffff" style:font-size-asian="10pt" style:font-name-complex="Arial" style:font-size-complex="10pt"/>
    </style:style>
    <style:style style:name="P22" style:family="paragraph" style:parent-style-name="List_20_Paragraph" style:list-style-name="L1">
      <style:paragraph-properties fo:margin-left="0.3217in" fo:margin-top="0in" fo:margin-bottom="0in" style:contextual-spacing="false" fo:line-height="100%" fo:text-indent="-0.1972in" style:auto-text-indent="false">
        <style:tab-stops/>
      </style:paragraph-properties>
    </style:style>
    <style:style style:name="P23" style:family="paragraph" style:parent-style-name="List_20_Paragraph">
      <style:paragraph-properties fo:margin-left="0.3217in" fo:margin-top="0in" fo:margin-bottom="0in" style:contextual-spacing="false" fo:line-height="100%">
        <style:tab-stops/>
      </style:paragraph-properties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24" style:family="paragraph" style:parent-style-name="Normal">
      <style:paragraph-properties fo:margin-top="0in" fo:margin-bottom="0in" style:contextual-spacing="false" fo:line-height="100%"/>
      <style:text-properties fo:color="#ffffff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Normal">
      <style:paragraph-properties fo:margin-top="0in" fo:margin-bottom="0in" style:contextual-spacing="false" fo:line-height="100%"/>
      <style:text-properties fo:color="#ffffff" loext:opacity="100%" fo:font-size="3pt" fo:font-style="italic" fo:font-weight="bold" style:font-size-asian="3pt" style:font-style-asian="italic" style:font-weight-asian="bold" style:font-size-complex="3pt" style:font-style-complex="italic" style:font-weight-complex="bold"/>
    </style:style>
    <style:style style:name="P26" style:family="paragraph">
      <style:text-properties fo:font-size="8pt" style:font-size-asian="8pt" style:font-size-complex="8pt"/>
    </style:style>
    <style:style style:name="P27" style:family="paragraph">
      <loext:graphic-properties draw:fill="solid" draw:fill-color="#4472c4" draw:opacity="100%"/>
      <style:paragraph-properties style:writing-mode="lr-tb" style:font-independent-line-spacing="true"/>
      <style:text-properties fo:font-size="8pt" style:font-size-asian="8pt" style:font-size-complex="8pt"/>
    </style:style>
    <style:style style:name="P28" style:family="paragraph" style:parent-style-name="List_20_Paragraph" style:list-style-name="L2">
      <style:paragraph-properties fo:margin-left="0.3154in" fo:margin-top="0in" fo:margin-bottom="0in" style:contextual-spacing="false" style:line-height-at-least="0.1665in" fo:text-indent="-0.1972in" style:auto-text-indent="false">
        <style:tab-stops/>
      </style:paragraph-properties>
      <style:text-properties style:font-name="Arial" fo:font-size="10pt" style:letter-kerning="false" style:font-name-asian="Times New Roman" style:font-size-asian="10pt" style:language-asian="en" style:country-asian="IN" style:font-name-complex="Arial" style:font-size-complex="10pt"/>
    </style:style>
    <style:style style:name="P29" style:family="paragraph" style:parent-style-name="Normal">
      <style:paragraph-properties fo:margin-top="0in" fo:margin-bottom="0in" style:contextual-spacing="false" style:line-height-at-least="0.1665in"/>
      <style:text-properties fo:color="#3e3e3e" loext:opacity="100%" style:font-name="Arial" fo:font-size="13.5pt" fo:font-weight="bold" fo:background-color="#ffffff" style:font-size-asian="13.5pt" style:font-weight-asian="bold" style:font-name-complex="Arial" style:font-size-complex="13.5pt" style:font-weight-complex="bold"/>
    </style:style>
    <style:style style:name="P30" style:family="paragraph" style:parent-style-name="Normal">
      <style:paragraph-properties fo:margin-top="0in" fo:margin-bottom="0in" style:contextual-spacing="false" fo:line-height="100%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1" style:family="paragraph">
      <loext:graphic-properties draw:fill="solid" draw:fill-color="#4472c4" draw:opacity="100%"/>
      <style:paragraph-properties fo:text-align="center" style:writing-mode="lr-tb" style:font-independent-line-spacing="true"/>
    </style:style>
    <style:style style:name="P32" style:family="paragraph" style:parent-style-name="Normal">
      <style:paragraph-properties fo:margin-top="0in" fo:margin-bottom="0in" style:contextual-spacing="false" style:line-height-at-least="0.2189in"/>
    </style:style>
    <style:style style:name="P33" style:family="paragraph" style:parent-style-name="Normal">
      <style:paragraph-properties fo:margin-top="0in" fo:margin-bottom="0in" style:contextual-spacing="false" style:line-height-at-least="0.2189in"/>
      <style:text-properties fo:color="#3e3e3e" loext:opacity="100%" style:font-name="Arial" fo:font-weight="bold" fo:background-color="#ffffff" style:font-weight-asian="bold" style:font-name-complex="Arial" style:font-weight-complex="bold"/>
    </style:style>
    <style:style style:name="P34" style:family="paragraph" style:parent-style-name="List_20_Paragraph" style:list-style-name="L2">
      <style:paragraph-properties fo:margin-top="0in" fo:margin-bottom="0in" style:contextual-spacing="false" style:line-height-at-least="0.1665in"/>
      <style:text-properties style:font-name="Arial" fo:font-size="10pt" style:letter-kerning="false" style:font-name-asian="Times New Roman" style:font-size-asian="10pt" style:language-asian="en" style:country-asian="IN" style:font-name-complex="Arial" style:font-size-complex="10pt"/>
    </style:style>
    <style:style style:name="P35" style:family="paragraph" style:parent-style-name="List_20_Paragraph">
      <style:paragraph-properties fo:margin-top="0in" fo:margin-bottom="0in" style:contextual-spacing="false" style:line-height-at-least="0.1665in"/>
      <style:text-properties style:font-name="Arial" fo:font-size="10pt" style:letter-kerning="false" style:font-name-asian="Times New Roman" style:font-size-asian="10pt" style:language-asian="en" style:country-asian="IN" style:font-name-complex="Arial" style:font-size-complex="10pt"/>
    </style:style>
    <style:style style:name="P36" style:family="paragraph" style:parent-style-name="Normal">
      <style:paragraph-properties fo:margin-top="0in" fo:margin-bottom="0in" style:contextual-spacing="false" style:line-height-at-least="0.1665in"/>
      <style:text-properties style:font-name="Arial" fo:font-size="9pt" style:letter-kerning="false" style:font-name-asian="Times New Roman" style:font-size-asian="9pt" style:language-asian="en" style:country-asian="IN" style:font-name-complex="Arial" style:font-size-complex="9pt"/>
    </style:style>
    <style:style style:name="P37" style:family="paragraph" style:parent-style-name="Normal">
      <style:paragraph-properties fo:margin-top="0in" fo:margin-bottom="0in" style:contextual-spacing="false" fo:line-height="100%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38" style:family="paragraph" style:parent-style-name="Normal">
      <style:paragraph-properties fo:margin-top="0in" fo:margin-bottom="0in" style:contextual-spacing="false" style:line-height-at-least="0.2189in"/>
      <style:text-properties fo:color="#3e3e3e" loext:opacity="100%" style:font-name="Arial" fo:font-size="4pt" fo:font-weight="bold" fo:background-color="#ffffff" style:font-size-asian="4pt" style:font-weight-asian="bold" style:font-name-complex="Arial" style:font-size-complex="4pt" style:font-weight-complex="bold"/>
    </style:style>
    <style:style style:name="P39" style:family="paragraph" style:parent-style-name="Normal">
      <style:paragraph-properties fo:margin-top="0in" fo:margin-bottom="0in" style:contextual-spacing="false" fo:line-height="100%"/>
      <style:text-properties fo:color="#008cff" loext:opacity="100%" style:font-name="Arial" fo:font-size="8pt" fo:font-weight="bold" fo:background-color="#ffffff" style:font-size-asian="8pt" style:font-weight-asian="bold" style:font-name-complex="Arial" style:font-size-complex="8pt" style:font-weight-complex="bold"/>
    </style:style>
    <style:style style:name="P40" style:family="paragraph" style:parent-style-name="Normal">
      <style:paragraph-properties fo:margin-top="0in" fo:margin-bottom="0in" style:contextual-spacing="false" fo:line-height="100%"/>
      <style:text-properties fo:color="#008cff" loext:opacity="100%" style:font-name="Arial" fo:font-size="13pt" fo:font-weight="bold" fo:background-color="#ffffff" style:font-size-asian="13pt" style:font-weight-asian="bold" style:font-name-complex="Arial" style:font-size-complex="13pt" style:font-weight-complex="bold"/>
    </style:style>
    <style:style style:name="P41" style:family="paragraph" style:parent-style-name="Normal">
      <style:paragraph-properties fo:margin-top="0in" fo:margin-bottom="0in" style:contextual-spacing="false" fo:line-height="100%"/>
      <style:text-properties fo:color="#0070c0" loext:opacity="100%" fo:font-size="16pt" fo:font-weight="bold" style:font-size-asian="16pt" style:font-weight-asian="bold" style:font-size-complex="16pt" style:font-weight-complex="bold"/>
    </style:style>
    <style:style style:name="P42" style:family="paragraph" style:parent-style-name="List_20_Paragraph" style:list-style-name="L3">
      <style:paragraph-properties fo:margin-left="0.452in" fo:margin-top="0in" fo:margin-bottom="0in" style:contextual-spacing="false" style:line-height-at-least="0.1665in" fo:text-indent="-0.1965in" style:auto-text-indent="false">
        <style:tab-stops/>
      </style:paragraph-properties>
      <style:text-properties style:font-name="Arial" fo:font-size="10pt" style:letter-kerning="false" style:font-name-asian="Times New Roman" style:font-size-asian="10pt" style:language-asian="en" style:country-asian="IN" style:font-name-complex="Arial" style:font-size-complex="10pt"/>
    </style:style>
    <style:style style:name="P43" style:family="paragraph" style:parent-style-name="List_20_Paragraph" style:list-style-name="L3">
      <style:paragraph-properties fo:margin-left="0.452in" fo:margin-top="0in" fo:margin-bottom="0in" style:contextual-spacing="false" fo:line-height="100%" fo:text-indent="-0.1965in" style:auto-text-indent="false">
        <style:tab-stops/>
      </style:paragraph-properties>
    </style:style>
    <style:style style:name="P44" style:family="paragraph" style:parent-style-name="Normal">
      <style:paragraph-properties fo:margin-left="0.5in" fo:margin-top="0in" fo:margin-bottom="0in" style:contextual-spacing="false" fo:line-height="100%">
        <style:tab-stops/>
      </style:paragraph-properties>
      <style:text-properties fo:color="#008cff" loext:opacity="100%" style:font-name="Arial" fo:font-size="13pt" fo:font-weight="bold" fo:background-color="#ffffff" style:font-size-asian="13pt" style:font-weight-asian="bold" style:font-name-complex="Arial" style:font-size-complex="13pt" style:font-weight-complex="bold"/>
    </style:style>
    <style:style style:name="P45" style:family="paragraph" style:parent-style-name="Normal">
      <style:paragraph-properties fo:margin-top="0in" fo:margin-bottom="0in" style:contextual-spacing="false" fo:line-height="100%"/>
      <style:text-properties fo:color="#ffffff" loext:opacity="100%" fo:font-size="12pt" fo:font-weight="bold" style:font-size-asian="12pt" style:font-weight-asian="bold" style:font-name-complex="Calibri" style:font-size-complex="12pt" style:font-weight-complex="bold"/>
    </style:style>
    <style:style style:name="P46" style:family="paragraph" style:parent-style-name="Normal">
      <style:paragraph-properties fo:margin-top="0in" fo:margin-bottom="0in" style:contextual-spacing="false" fo:line-height="100%"/>
      <style:text-properties fo:text-transform="uppercase" fo:color="#000000" loext:opacity="100%" style:font-name="Arial" fo:font-size="14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fo:background-color="#ffffff" style:font-size-asian="14pt" style:font-weight-asian="bold" style:font-name-complex="Arial" style:font-size-complex="14pt" style:font-weight-complex="bold"/>
    </style:style>
    <style:style style:name="P47" style:family="paragraph" style:parent-style-name="Normal">
      <style:paragraph-properties fo:margin-top="0in" fo:margin-bottom="0in" style:contextual-spacing="false" fo:line-height="100%"/>
      <style:text-properties fo:color="#000000" loext:opacity="100%" style:font-name="Arial" fo:font-size="13pt" fo:font-weight="bold" fo:background-color="#ffffff" style:font-size-asian="13pt" style:font-weight-asian="bold" style:font-name-complex="Arial" style:font-size-complex="13pt" style:font-weight-complex="bold"/>
    </style:style>
    <style:style style:name="P48" style:family="paragraph" style:parent-style-name="Normal"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P49" style:family="paragraph" style:parent-style-name="Normal">
      <style:paragraph-properties fo:margin-left="0.25in">
        <style:tab-stops/>
      </style:paragraph-properties>
      <style:text-properties style:font-name="Calibri" fo:font-size="10pt" style:font-size-asian="10pt" style:font-name-complex="Calibri" style:font-size-complex="10pt"/>
    </style:style>
    <style:style style:name="P50" style:family="paragraph" style:parent-style-name="Normal">
      <style:paragraph-properties fo:margin-left="0.25in">
        <style:tab-stops/>
      </style:paragraph-properties>
      <style:text-properties style:font-name="Calibri" fo:font-size="7pt" style:font-name-asian="Arial" style:font-size-asian="7pt" style:font-name-complex="Calibri" style:font-size-complex="7pt"/>
    </style:style>
    <style:style style:name="P51" style:family="paragraph" style:parent-style-name="Normal">
      <style:paragraph-properties fo:margin-left="2.75in" fo:text-indent="0.25in" style:auto-text-indent="false">
        <style:tab-stops/>
      </style:paragraph-properties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Calibri Light" fo:font-size="16pt" fo:font-style="italic" fo:font-weight="bold" style:font-size-asian="16pt" style:font-style-asian="italic" style:font-weight-asian="bold" style:font-name-complex="Calibri Light" style:font-size-complex="16pt" style:font-style-complex="italic" style:font-weight-complex="bold"/>
    </style:style>
    <style:style style:name="T5" style:family="text">
      <style:text-properties style:font-name="Arial" fo:font-weight="bold" style:font-weight-asian="bold" style:font-name-complex="Arial" style:font-weight-complex="bold"/>
    </style:style>
    <style:style style:name="T6" style:family="text">
      <style:text-properties style:font-name="Arial" style:font-name-complex="Arial"/>
    </style:style>
    <style:style style:name="T7" style:family="text">
      <style:text-properties style:font-name="Arial" fo:font-style="italic" style:font-style-asian="italic" style:font-name-complex="Arial" style:font-style-complex="italic"/>
    </style:style>
    <style:style style:name="T8" style:family="text"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fo:color="#008cff" loext:opacity="100%" style:font-name="Arial" fo:font-size="13pt" fo:font-weight="bold" fo:background-color="#ffffff" loext:char-shading-value="0" style:font-size-asian="13pt" style:font-weight-asian="bold" style:font-name-complex="Arial" style:font-size-complex="13pt" style:font-weight-complex="bold"/>
    </style:style>
    <style:style style:name="T10" style:family="text">
      <style:text-properties fo:color="#008cff" loext:opacity="100%" style:font-name="Arial" fo:background-color="#ffffff" loext:char-shading-value="0" style:font-name-complex="Arial"/>
    </style:style>
    <style:style style:name="T11" style:family="text">
      <style:text-properties style:font-name="Arial" fo:font-size="13.5pt" fo:background-color="#ffffff" loext:char-shading-value="0" style:font-size-asian="13.5pt" style:font-name-complex="Arial" style:font-size-complex="13.5pt"/>
    </style:style>
    <style:style style:name="T12" style:family="text">
      <style:text-properties fo:color="#3e3e3e" loext:opacity="100%" style:font-name="Arial" fo:background-color="#ffffff" loext:char-shading-value="0" style:font-name-complex="Arial"/>
    </style:style>
    <style:style style:name="T13" style:family="text">
      <style:text-properties fo:color="#3e3e3e" loext:opacity="100%" style:font-name="Arial" fo:font-size="10pt" fo:background-color="#ffffff" loext:char-shading-value="0" style:font-size-asian="10pt" style:font-name-complex="Arial" style:font-size-complex="10pt"/>
    </style:style>
    <style:style style:name="T14" style:family="text">
      <style:text-properties fo:color="#ffffff" loext:opacity="100%" fo:font-size="9pt" fo:language="en" fo:country="US" fo:text-shadow="1pt 1pt" fo:font-weight="bold" style:font-size-asian="9pt" style:font-weight-asian="bold" style:font-size-complex="9pt" style:font-weight-complex="bold"/>
    </style:style>
    <style:style style:name="T15" style:family="text">
      <style:text-properties fo:color="#ffffff" loext:opacity="100%" fo:font-size="7pt" fo:language="en" fo:country="US" fo:text-shadow="1pt 1pt" fo:font-weight="bold" style:font-size-asian="7pt" style:font-weight-asian="bold" style:font-size-complex="7pt" style:font-weight-complex="bold"/>
    </style:style>
    <style:style style:name="T16" style:family="text">
      <style:text-properties fo:color="#ffffff" loext:opacity="100%" fo:font-size="16pt" style:font-size-asian="16pt" style:font-size-complex="16pt"/>
    </style:style>
    <style:style style:name="T17" style:family="text">
      <style:text-properties fo:color="#ffffff" loext:opacity="100%" fo:font-size="8pt" fo:language="en" fo:country="US" fo:text-shadow="1pt 1pt" fo:font-weight="bold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9pt" fo:language="en" fo:country="GB" fo:text-shadow="1pt 1pt" fo:font-weight="bold" style:font-size-asian="9pt" style:font-weight-asian="bold" style:font-size-complex="9pt" style:font-weight-complex="bold"/>
    </style:style>
    <style:style style:name="T19" style:family="text">
      <style:text-properties fo:color="#ffffff" loext:opacity="100%" fo:font-size="9pt" fo:text-shadow="1pt 1pt" fo:font-weight="bold" style:font-size-asian="9pt" style:font-weight-asian="bold" style:font-size-complex="9pt" style:font-weight-complex="bold"/>
    </style:style>
    <style:style style:name="T20" style:family="text">
      <style:text-properties fo:color="#ffffff" loext:opacity="100%" style:text-position="super 67%" fo:font-size="9pt" fo:language="en" fo:country="US" fo:text-shadow="1pt 1pt" fo:font-weight="bold" style:font-size-asian="9pt" style:font-weight-asian="bold" style:font-size-complex="9pt" style:font-weight-complex="bold"/>
    </style:style>
    <style:style style:name="T21" style:family="text">
      <style:text-properties fo:color="#008cff" loext:opacity="100%" style:font-name="Arial" fo:font-size="12pt" fo:background-color="#ffffff" loext:char-shading-value="0" style:font-size-asian="12pt" style:font-name-complex="Arial" style:font-size-complex="12pt"/>
    </style:style>
    <style:style style:name="T22" style:family="text">
      <style:text-properties fo:color="#3e3e3e" loext:opacity="100%" style:font-name="Arial" fo:font-size="13.5pt" style:letter-kerning="false" style:font-name-asian="Times New Roman" style:font-size-asian="13.5pt" style:language-asian="en" style:country-asian="IN" style:font-name-complex="Arial" style:font-size-complex="13.5pt"/>
    </style:style>
    <style:style style:name="T23" style:family="text">
      <style:text-properties fo:color="#3e3e3e" loext:opacity="100%" style:font-name="Arial" style:letter-kerning="false" fo:background-color="#ffffff" loext:char-shading-value="0" style:font-name-asian="Times New Roman" style:language-asian="en" style:country-asian="IN" style:font-name-complex="Arial"/>
    </style:style>
    <style:style style:name="T24" style:family="text">
      <style:text-properties fo:color="#3e3e3e" loext:opacity="100%" style:font-name="Arial" style:letter-kerning="false" style:font-name-asian="Times New Roman" style:language-asian="en" style:country-asian="IN" style:font-name-complex="Arial"/>
    </style:style>
    <style:style style:name="T25" style:family="text">
      <style:text-properties style:font-name="Arial" fo:font-size="10pt" style:letter-kerning="false" style:font-name-asian="Times New Roman" style:font-size-asian="10pt" style:language-asian="en" style:country-asian="IN" style:font-name-complex="Arial" style:font-size-complex="10pt"/>
    </style:style>
    <style:style style:name="T26" style:family="text">
      <style:text-properties fo:color="#000000" loext:opacity="100%" style:font-name="Arial" fo:font-size="13pt" fo:font-weight="bold" fo:background-color="#ffffff" loext:char-shading-value="0" style:font-size-asian="13pt" style:font-weight-asian="bold" style:font-name-complex="Arial" style:font-size-complex="13pt" style:font-weight-complex="bold"/>
    </style:style>
    <style:style style:name="T27" style:family="text">
      <style:text-properties style:font-name="Calibri" fo:font-size="10pt" style:text-underline-style="solid" style:text-underline-type="double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name-complex="Calibri" style:font-size-complex="10pt" style:font-weight-complex="bold"/>
    </style:style>
    <style:style style:name="T28" style:family="text">
      <style:text-properties style:font-name="Calibri" fo:font-size="10pt" style:font-name-asian="Arial" style:font-size-asian="10pt" style:font-name-complex="Calibri" style:font-size-complex="10pt"/>
    </style:style>
    <style:style style:name="T29" style:family="text">
      <style:text-properties style:font-name="Calibri" fo:font-size="10pt" style:font-size-asian="10pt" style:font-name-complex="Calibri" style:font-size-complex="10pt"/>
    </style:style>
    <style:style style:name="T30" style:family="text">
      <style:text-properties style:font-name="Calibri" fo:font-size="10pt" fo:font-weight="bold" style:font-size-asian="10pt" style:font-weight-asian="bold" style:font-name-complex="Calibri" style:font-size-complex="10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WW_5f_CharLFO5LVL3" loext:num-list-format="%3%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WW_5f_CharLFO5LVL6" loext:num-list-format="%6%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WW_5f_CharLFO5LVL9" loext:num-list-format="%9%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38in" svg:stroke-color="#172c51" svg:stroke-opacity="100%" draw:stroke-linejoin="miter" svg:stroke-linecap="butt" draw:fill="bitmap" draw:fill-image-name="a0" style:repeat="stretch" fo:min-height="0in" fo:min-width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38in" svg:stroke-color="#172c51" svg:stroke-opacity="100%" draw:stroke-linejoin="miter" svg:stroke-linecap="butt" draw:fill="solid" draw:fill-color="#4472c4" draw:opacity="100%" draw:textarea-horizontal-align="left" draw:textarea-vertical-align="middle" draw:auto-grow-height="false" draw:auto-grow-width="false" fo:padding-top="0in" fo:padding-bottom="0in" fo:padding-left="0in" fo:padding-right="0in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width="0.0138in" svg:stroke-color="#ffffff" svg:stroke-opacity="100%" draw:stroke-linejoin="miter" svg:stroke-linecap="butt" draw:fill="solid" draw:fill-color="#4472c4" draw:opacity="100%" draw:textarea-horizontal-align="left" draw:textarea-vertical-align="middle" draw:auto-grow-height="false" draw:auto-grow-width="false" fo:padding-top="0in" fo:padding-bottom="0in" fo:padding-left="0in" fo:padding-right="0in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width="0.0138in" svg:stroke-color="#ffffff" svg:stroke-opacity="100%" draw:stroke-linejoin="miter" svg:stroke-linecap="butt" draw:fill="solid" draw:fill-color="#4472c4" draw:opacity="100%" draw:textarea-horizontal-align="left" draw:textarea-vertical-align="middle" draw:auto-grow-height="false" draw:auto-grow-width="false" fo:padding-top="0in" fo:padding-bottom="0in" fo:padding-left="0in" fo:padding-right="0in" fo:wrap-option="wrap" style:writing-mode="lr-tb" loext:decorative="false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138in" svg:stroke-color="#ffffff" svg:stroke-opacity="100%" draw:stroke-linejoin="miter" svg:stroke-linecap="butt" draw:fill="solid" draw:fill-color="#4472c4" draw:opacity="100%" draw:textarea-horizontal-align="left" draw:textarea-vertical-align="middle" draw:auto-grow-height="false" draw:auto-grow-width="false" fo:padding-top="0in" fo:padding-bottom="0in" fo:padding-left="0in" fo:padding-right="0in" fo:wrap-option="wrap" style:writing-mode="lr-tb" loext:decorative="fals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138in" svg:stroke-color="#ffffff" svg:stroke-opacity="100%" draw:stroke-linejoin="miter" svg:stroke-linecap="butt" draw:fill="solid" draw:fill-color="#4472c4" draw:opacity="100%" draw:textarea-horizontal-align="left" draw:textarea-vertical-align="middle" draw:auto-grow-height="false" draw:auto-grow-width="false" fo:min-height="0.1701in" fo:min-width="0.5744in" fo:padding-top="0in" fo:padding-bottom="0in" fo:padding-left="0in" fo:padding-right="0in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138in" svg:stroke-color="#ffffff" svg:stroke-opacity="100%" draw:stroke-linejoin="miter" svg:stroke-linecap="butt" draw:fill="solid" draw:fill-color="#4472c4" draw:opacity="100%" draw:textarea-horizontal-align="left" draw:textarea-vertical-align="middle" draw:auto-grow-height="false" draw:auto-grow-width="false" fo:padding-top="0in" fo:padding-bottom="0in" fo:padding-left="0in" fo:padding-right="0in" fo:wrap-option="no-wrap" style:writing-mode="lr-tb" loext:decorative="false" style:run-through="fore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draw:custom-shape text:anchor-type="paragraph" draw:z-index="55" draw:name="Oval 15" draw:style-name="gr1" draw:text-style-name="P2" svg:width="0.778in" svg:height="0.837in" svg:x="-0.0866in" svg:y="0.0256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/text:p>
          </table:table-cell>
          <table:table-cell table:style-name="Table1.A1" table:number-columns-spanned="3" office:value-type="string">
            <text:p text:style-name="P3">Embedded Software and Product Development</text:p>
            <text:p text:style-name="P4"/>
            <text:p text:style-name="P5">Offering <text:span text:style-name="Default_20_Paragraph_20_Font"><text:span text:style-name="T1">20+ years</text:span></text:span><text:span text:style-name="Default_20_Paragraph_20_Font"><text:span text:style-name="T2"> </text:span></text:span>of expertise experience across development of software components for complex electronic systems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4" office:value-type="string">
            <text:p text:style-name="P5"><draw:custom-shape text:anchor-type="paragraph" draw:z-index="6" draw:name="Flowchart: Alternate Process 6" draw:style-name="gr2" draw:text-style-name="P7" svg:width="3.2685in" svg:height="0.3307in" svg:x="2.4429in" svg:y="-0.0075in"><text:p text:style-name="P6"><text:span text:style-name="T3">MA</text:span><text:span text:style-name="T3">HES</text:span><text:span text:style-name="T3">WA</text:span><text:span text:style-name="T3">RA</text:span><text:span text:style-name="T3">N </text:span><text:span text:style-name="T3">GU</text:span><text:span text:style-name="T3">RU</text:span><text:span text:style-name="T3">SA</text:span><text:span text:style-name="T3">MY</text:span></text:p><draw:enhanced-geometry svg:viewBox="0 0 21600 21600" draw:path-stretchpoint-x="21600" draw:path-stretchpoint-y="21600" draw:text-areas="?f14 ?f14 ?f15 ?f16" draw:type="non-primitive" draw:enhanced-path="M ?f3 ?f10 A ?f56 ?f57 ?f58 ?f59 ?f3 ?f10 ?f53 ?f55 W ?f60 ?f61 ?f62 ?f63 ?f3 ?f10 ?f53 ?f55 L ?f12 ?f5 A ?f99 ?f100 ?f101 ?f102 ?f12 ?f5 ?f96 ?f98 W ?f103 ?f104 ?f105 ?f106 ?f12 ?f5 ?f96 ?f98 L ?f4 ?f13 A ?f142 ?f143 ?f144 ?f145 ?f4 ?f13 ?f139 ?f141 W ?f146 ?f147 ?f148 ?f149 ?f4 ?f13 ?f139 ?f141 L ?f10 ?f6 A ?f185 ?f186 ?f187 ?f188 ?f10 ?f6 ?f182 ?f184 W ?f189 ?f190 ?f191 ?f192 ?f10 ?f6 ?f182 ?f184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?f9 / 6"/><draw:equation draw:name="f11" draw:formula="5419351 / 1725033"/><draw:equation draw:name="f12" draw:formula="?f4 - ?f10"/><draw:equation draw:name="f13" draw:formula="?f6 - ?f10"/><draw:equation draw:name="f14" draw:formula="?f10 * 29289 / 100000"/><draw:equation draw:name="f15" draw:formula="?f4 - ?f14"/><draw:equation draw:name="f16" draw:formula="?f6 - ?f14"/><draw:equation draw:name="f17" draw:formula="21550000 - ?f2"/><draw:equation draw:name="f18" draw:formula="if(?f17, ?f2, 21550000)"/><draw:equation draw:name="f19" draw:formula="-21550000 - ?f18"/><draw:equation draw:name="f20" draw:formula="if(?f19, -21550000, ?f18)"/><draw:equation draw:name="f21" draw:formula="?f1 + ?f20"/><draw:equation draw:name="f22" draw:formula="?f1 + ?f2"/><draw:equation draw:name="f23" draw:formula="?f22 * ?f11 / ?f1"/><draw:equation draw:name="f24" draw:formula="0 - ?f23"/><draw:equation draw:name="f25" draw:formula="cos(?f24)"/><draw:equation draw:name="f26" draw:formula="0 - ?f25"/><draw:equation draw:name="f27" draw:formula="?f26 * ?f10"/><draw:equation draw:name="f28" draw:formula="sin(?f24)"/><draw:equation draw:name="f29" draw:formula="0 - ?f28"/><draw:equation draw:name="f30" draw:formula="?f29 * ?f10"/><draw:equation draw:name="f31" draw:formula="sqrt(?f27 * ?f27 + ?f30 * ?f30 + 0 * 0)"/><draw:equation draw:name="f32" draw:formula="?f10 * ?f10 / ?f31"/><draw:equation draw:name="f33" draw:formula="?f29 * ?f32"/><draw:equation draw:name="f34" draw:formula="?f3 - ?f33"/><draw:equation draw:name="f35" draw:formula="?f26 * ?f32"/><draw:equation draw:name="f36" draw:formula="?f10 - ?f35"/><draw:equation draw:name="f37" draw:formula="?f34 - ?f10"/><draw:equation draw:name="f38" draw:formula="?f36 - ?f10"/><draw:equation draw:name="f39" draw:formula="?f34 + ?f10"/><draw:equation draw:name="f40" draw:formula="?f36 + ?f10"/><draw:equation draw:name="f41" draw:formula="?f21 + ?f2"/><draw:equation draw:name="f42" draw:formula="?f41 * ?f11 / ?f1"/><draw:equation draw:name="f43" draw:formula="0 - ?f42"/><draw:equation draw:name="f44" draw:formula="cos(?f43)"/><draw:equation draw:name="f45" draw:formula="0 - ?f44"/><draw:equation draw:name="f46" draw:formula="?f45 * ?f10"/><draw:equation draw:name="f47" draw:formula="sin(?f43)"/><draw:equation draw:name="f48" draw:formula="0 - ?f47"/><draw:equation draw:name="f49" draw:formula="?f48 * ?f10"/><draw:equation draw:name="f50" draw:formula="sqrt(?f46 * ?f46 + ?f49 * ?f49 + 0 * 0)"/><draw:equation draw:name="f51" draw:formula="?f10 * ?f10 / ?f50"/><draw:equation draw:name="f52" draw:formula="?f48 * ?f51"/><draw:equation draw:name="f53" draw:formula="?f34 + ?f52"/><draw:equation draw:name="f54" draw:formula="?f45 * ?f51"/><draw:equation draw:name="f55" draw:formula="?f36 + ?f54"/><draw:equation draw:name="f56" draw:formula="if(?f20, ?f3, ?f37)"/><draw:equation draw:name="f57" draw:formula="if(?f20, ?f10, ?f38)"/><draw:equation draw:name="f58" draw:formula="if(?f20, ?f3, ?f39)"/><draw:equation draw:name="f59" draw:formula="if(?f20, ?f10, ?f40)"/><draw:equation draw:name="f60" draw:formula="if(?f20, ?f37, ?f53)"/><draw:equation draw:name="f61" draw:formula="if(?f20, ?f38, ?f55)"/><draw:equation draw:name="f62" draw:formula="if(?f20, ?f39, ?f53)"/><draw:equation draw:name="f63" draw:formula="if(?f20, ?f40, ?f55)"/><draw:equation draw:name="f64" draw:formula="?f0 + ?f20"/><draw:equation draw:name="f65" draw:formula="?f0 + ?f2"/><draw:equation draw:name="f66" draw:formula="?f65 * ?f11 / ?f1"/><draw:equation draw:name="f67" draw:formula="0 - ?f66"/><draw:equation draw:name="f68" draw:formula="cos(?f67)"/><draw:equation draw:name="f69" draw:formula="0 - ?f68"/><draw:equation draw:name="f70" draw:formula="?f69 * ?f10"/><draw:equation draw:name="f71" draw:formula="sin(?f67)"/><draw:equation draw:name="f72" draw:formula="0 - ?f71"/><draw:equation draw:name="f73" draw:formula="?f72 * ?f10"/><draw:equation draw:name="f74" draw:formula="sqrt(?f70 * ?f70 + ?f73 * ?f73 + 0 * 0)"/><draw:equation draw:name="f75" draw:formula="?f10 * ?f10 / ?f74"/><draw:equation draw:name="f76" draw:formula="?f72 * ?f75"/><draw:equation draw:name="f77" draw:formula="?f12 - ?f76"/><draw:equation draw:name="f78" draw:formula="?f69 * ?f75"/><draw:equation draw:name="f79" draw:formula="?f5 - ?f78"/><draw:equation draw:name="f80" draw:formula="?f77 - ?f10"/><draw:equation draw:name="f81" draw:formula="?f79 - ?f10"/><draw:equation draw:name="f82" draw:formula="?f77 + ?f10"/><draw:equation draw:name="f83" draw:formula="?f79 + ?f10"/><draw:equation draw:name="f84" draw:formula="?f64 + ?f2"/><draw:equation draw:name="f85" draw:formula="?f84 * ?f11 / ?f1"/><draw:equation draw:name="f86" draw:formula="0 - ?f85"/><draw:equation draw:name="f87" draw:formula="cos(?f86)"/><draw:equation draw:name="f88" draw:formula="0 - ?f87"/><draw:equation draw:name="f89" draw:formula="?f88 * ?f10"/><draw:equation draw:name="f90" draw:formula="sin(?f86)"/><draw:equation draw:name="f91" draw:formula="0 - ?f90"/><draw:equation draw:name="f92" draw:formula="?f91 * ?f10"/><draw:equation draw:name="f93" draw:formula="sqrt(?f89 * ?f89 + ?f92 * ?f92 + 0 * 0)"/><draw:equation draw:name="f94" draw:formula="?f10 * ?f10 / ?f93"/><draw:equation draw:name="f95" draw:formula="?f91 * ?f94"/><draw:equation draw:name="f96" draw:formula="?f77 + ?f95"/><draw:equation draw:name="f97" draw:formula="?f88 * ?f94"/><draw:equation draw:name="f98" draw:formula="?f79 + ?f97"/><draw:equation draw:name="f99" draw:formula="if(?f20, ?f12, ?f80)"/><draw:equation draw:name="f100" draw:formula="if(?f20, ?f5, ?f81)"/><draw:equation draw:name="f101" draw:formula="if(?f20, ?f12, ?f82)"/><draw:equation draw:name="f102" draw:formula="if(?f20, ?f5, ?f83)"/><draw:equation draw:name="f103" draw:formula="if(?f20, ?f80, ?f96)"/><draw:equation draw:name="f104" draw:formula="if(?f20, ?f81, ?f98)"/><draw:equation draw:name="f105" draw:formula="if(?f20, ?f82, ?f96)"/><draw:equation draw:name="f106" draw:formula="if(?f20, ?f83, ?f98)"/><draw:equation draw:name="f107" draw:formula="0 + ?f20"/><draw:equation draw:name="f108" draw:formula="0 + ?f2"/><draw:equation draw:name="f109" draw:formula="?f108 * ?f11 / ?f1"/><draw:equation draw:name="f110" draw:formula="0 - ?f109"/><draw:equation draw:name="f111" draw:formula="cos(?f110)"/><draw:equation draw:name="f112" draw:formula="0 - ?f111"/><draw:equation draw:name="f113" draw:formula="?f112 * ?f10"/><draw:equation draw:name="f114" draw:formula="sin(?f110)"/><draw:equation draw:name="f115" draw:formula="0 - ?f114"/><draw:equation draw:name="f116" draw:formula="?f115 * ?f10"/><draw:equation draw:name="f117" draw:formula="sqrt(?f113 * ?f113 + ?f116 * ?f116 + 0 * 0)"/><draw:equation draw:name="f118" draw:formula="?f10 * ?f10 / ?f117"/><draw:equation draw:name="f119" draw:formula="?f115 * ?f118"/><draw:equation draw:name="f120" draw:formula="?f4 - ?f119"/><draw:equation draw:name="f121" draw:formula="?f112 * ?f118"/><draw:equation draw:name="f122" draw:formula="?f13 - ?f121"/><draw:equation draw:name="f123" draw:formula="?f120 - ?f10"/><draw:equation draw:name="f124" draw:formula="?f122 - ?f10"/><draw:equation draw:name="f125" draw:formula="?f120 + ?f10"/><draw:equation draw:name="f126" draw:formula="?f122 + ?f10"/><draw:equation draw:name="f127" draw:formula="?f107 + ?f2"/><draw:equation draw:name="f128" draw:formula="?f127 * ?f11 / ?f1"/><draw:equation draw:name="f129" draw:formula="0 - ?f128"/><draw:equation draw:name="f130" draw:formula="cos(?f129)"/><draw:equation draw:name="f131" draw:formula="0 - ?f130"/><draw:equation draw:name="f132" draw:formula="?f131 * ?f10"/><draw:equation draw:name="f133" draw:formula="sin(?f129)"/><draw:equation draw:name="f134" draw:formula="0 - ?f133"/><draw:equation draw:name="f135" draw:formula="?f134 * ?f10"/><draw:equation draw:name="f136" draw:formula="sqrt(?f132 * ?f132 + ?f135 * ?f135 + 0 * 0)"/><draw:equation draw:name="f137" draw:formula="?f10 * ?f10 / ?f136"/><draw:equation draw:name="f138" draw:formula="?f134 * ?f137"/><draw:equation draw:name="f139" draw:formula="?f120 + ?f138"/><draw:equation draw:name="f140" draw:formula="?f131 * ?f137"/><draw:equation draw:name="f141" draw:formula="?f122 + ?f140"/><draw:equation draw:name="f142" draw:formula="if(?f20, ?f4, ?f123)"/><draw:equation draw:name="f143" draw:formula="if(?f20, ?f13, ?f124)"/><draw:equation draw:name="f144" draw:formula="if(?f20, ?f4, ?f125)"/><draw:equation draw:name="f145" draw:formula="if(?f20, ?f13, ?f126)"/><draw:equation draw:name="f146" draw:formula="if(?f20, ?f123, ?f139)"/><draw:equation draw:name="f147" draw:formula="if(?f20, ?f124, ?f141)"/><draw:equation draw:name="f148" draw:formula="if(?f20, ?f125, ?f139)"/><draw:equation draw:name="f149" draw:formula="if(?f20, ?f126, ?f141)"/><draw:equation draw:name="f150" draw:formula="?f2 + ?f20"/><draw:equation draw:name="f151" draw:formula="?f2 + ?f2"/><draw:equation draw:name="f152" draw:formula="?f151 * ?f11 / ?f1"/><draw:equation draw:name="f153" draw:formula="0 - ?f152"/><draw:equation draw:name="f154" draw:formula="cos(?f153)"/><draw:equation draw:name="f155" draw:formula="0 - ?f154"/><draw:equation draw:name="f156" draw:formula="?f155 * ?f10"/><draw:equation draw:name="f157" draw:formula="sin(?f153)"/><draw:equation draw:name="f158" draw:formula="0 - ?f157"/><draw:equation draw:name="f159" draw:formula="?f158 * ?f10"/><draw:equation draw:name="f160" draw:formula="sqrt(?f156 * ?f156 + ?f159 * ?f159 + 0 * 0)"/><draw:equation draw:name="f161" draw:formula="?f10 * ?f10 / ?f160"/><draw:equation draw:name="f162" draw:formula="?f158 * ?f161"/><draw:equation draw:name="f163" draw:formula="?f10 - ?f162"/><draw:equation draw:name="f164" draw:formula="?f155 * ?f161"/><draw:equation draw:name="f165" draw:formula="?f6 - ?f164"/><draw:equation draw:name="f166" draw:formula="?f163 - ?f10"/><draw:equation draw:name="f167" draw:formula="?f165 - ?f10"/><draw:equation draw:name="f168" draw:formula="?f163 + ?f10"/><draw:equation draw:name="f169" draw:formula="?f165 + ?f10"/><draw:equation draw:name="f170" draw:formula="?f150 + ?f2"/><draw:equation draw:name="f171" draw:formula="?f170 * ?f11 / ?f1"/><draw:equation draw:name="f172" draw:formula="0 - ?f171"/><draw:equation draw:name="f173" draw:formula="cos(?f172)"/><draw:equation draw:name="f174" draw:formula="0 - ?f173"/><draw:equation draw:name="f175" draw:formula="?f174 * ?f10"/><draw:equation draw:name="f176" draw:formula="sin(?f172)"/><draw:equation draw:name="f177" draw:formula="0 - ?f176"/><draw:equation draw:name="f178" draw:formula="?f177 * ?f10"/><draw:equation draw:name="f179" draw:formula="sqrt(?f175 * ?f175 + ?f178 * ?f178 + 0 * 0)"/><draw:equation draw:name="f180" draw:formula="?f10 * ?f10 / ?f179"/><draw:equation draw:name="f181" draw:formula="?f177 * ?f180"/><draw:equation draw:name="f182" draw:formula="?f163 + ?f181"/><draw:equation draw:name="f183" draw:formula="?f174 * ?f180"/><draw:equation draw:name="f184" draw:formula="?f165 + ?f183"/><draw:equation draw:name="f185" draw:formula="if(?f20, ?f10, ?f166)"/><draw:equation draw:name="f186" draw:formula="if(?f20, ?f6, ?f167)"/><draw:equation draw:name="f187" draw:formula="if(?f20, ?f10, ?f168)"/><draw:equation draw:name="f188" draw:formula="if(?f20, ?f6, ?f169)"/><draw:equation draw:name="f189" draw:formula="if(?f20, ?f166, ?f182)"/><draw:equation draw:name="f190" draw:formula="if(?f20, ?f167, ?f184)"/><draw:equation draw:name="f191" draw:formula="if(?f20, ?f168, ?f182)"/><draw:equation draw:name="f192" draw:formula="if(?f20, ?f169, ?f184)"/></draw:enhanced-geometry></draw:custom-shape><text:span text:style-name="Default_20_Paragraph_20_Font"><text:span text:style-name="T4"/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8">Chembarambakkam, </text:p>
            <text:p text:style-name="P8">Chennai, TN.</text:p>
            <text:p text:style-name="P9"/>
          </table:table-cell>
          <table:covered-table-cell/>
          <table:table-cell table:style-name="Table1.C3" office:value-type="string">
            <text:p text:style-name="P5"><text:span text:style-name="Default_20_Paragraph_20_Font"><text:span text:style-name="T5"><draw:frame draw:style-name="fr1" draw:name="Graphic 57" text:anchor-type="as-char" svg:y="0in" svg:width="0.2047in" style:rel-width="scale" svg:height="0.2583in" style:rel-height="scale" draw:z-index="1"><draw:image xlink:href="Pictures/100001BB00000A0600000A067A20149D.svg" xlink:type="simple" xlink:show="embed" xlink:actuate="onLoad" draw:mime-type="image/svg+xml"/><draw:image xlink:href="Pictures/100000010000006100000061C4FE07D5.png" xlink:type="simple" xlink:show="embed" xlink:actuate="onLoad" draw:mime-type="image/png"/><svg:desc>Envelope</svg:desc></draw:frame></text:span></text:span><text:span text:style-name="Default_20_Paragraph_20_Font"><text:span text:style-name="T5"><text:s text:c="2"/>E-mail :</text:span></text:span><text:span text:style-name="Default_20_Paragraph_20_Font"><text:span text:style-name="T6"> </text:span></text:span><text:span text:style-name="Default_20_Paragraph_20_Font"><text:span text:style-name="T7">maheswaranguru@gmail.com</text:span></text:span></text:p>
          </table:table-cell>
          <table:table-cell table:style-name="Table1.A2" office:value-type="string">
            <text:p text:style-name="P10"><text:span text:style-name="Default_20_Paragraph_20_Font"><text:span text:style-name="T8"><draw:frame draw:style-name="fr1" draw:name="Graphic 56" text:anchor-type="as-char" svg:y="0in" svg:width="0.2118in" style:rel-width="scale" svg:height="0.1681in" style:rel-height="scale" draw:z-index="2"><draw:image xlink:href="Pictures/100003ED00000A0600000A0667BDCD12.svg" xlink:type="simple" xlink:show="embed" xlink:actuate="onLoad" draw:mime-type="image/svg+xml"/><draw:image xlink:href="Pictures/10000001000000610000006108103418.png" xlink:type="simple" xlink:show="embed" xlink:actuate="onLoad" draw:mime-type="image/png"/><svg:desc>Telephone</svg:desc></draw:frame></text:span></text:span><text:span text:style-name="Default_20_Paragraph_20_Font"><text:span text:style-name="T8"><text:s text:c="6"/>+91 9843842264</text:span></text:span></text:p>
            <text:p text:style-name="P11">+91 8667531040</text:p>
          </table:table-cell>
        </table:table-row>
        <table:table-row table:style-name="Table1.4">
          <table:table-cell table:style-name="Table1.A4" table:number-columns-spanned="2" office:value-type="string">
            <text:p text:style-name="P12"/>
            <text:p text:style-name="P13">Summary</text:p>
            <text:p text:style-name="P14"/>
            <text:p text:style-name="P14"><text:s text:c="6"/>I am a seasoned Embedded Software Engineer with over 20 years of experience in project management, embedded programming, and systems design. I possess strong technical skills in hardware design and a proven track record in delivering complex projects efficiently. Passionate about technology and fostering team collaboration, I leverage my leadership abilities to drive success and innovation across projects</text:p>
          </table:table-cell>
          <table:covered-table-cell/>
          <table:table-cell table:style-name="Table1.C4" table:number-columns-spanned="2" office:value-type="string">
            <text:p text:style-name="P15"/>
            <text:p text:style-name="P16">EXPERIENCE</text:p>
            <text:p text:style-name="P17"/>
            <text:p text:style-name="P10"><text:span text:style-name="Default_20_Paragraph_20_Font"><text:span text:style-name="T9">Sanmina Tech Services India Private Limited <text:s text:c="5"/></text:span></text:span><text:span text:style-name="Default_20_Paragraph_20_Font"><text:span text:style-name="T10">Chennai, India.</text:span></text:span></text:p>
            <text:p text:style-name="P18"/>
            <text:p text:style-name="P19"><text:span text:style-name="Default_20_Paragraph_20_Font"><text:span text:style-name="T11">Associate Technical Manager <text:s text:c="29"/></text:span></text:span><text:span text:style-name="Default_20_Paragraph_20_Font"><text:span text:style-name="T12">08/2022 - 01/2025</text:span></text:span></text:p>
            <text:p text:style-name="P17"/>
            <text:p text:style-name="P20">A leading provider of end-to-end integrated manufacturing solutions</text:p>
            <text:p text:style-name="P20"/>
            <text:list text:style-name="L1">
              <text:list-item>
                <text:p text:style-name="P21">scrum Master and release management.</text:p>
              </text:list-item>
              <text:list-item>
                <text:p text:style-name="P21">Communicating project status updates to clients and stakeholders.</text:p>
              </text:list-item>
              <text:list-item>
                <text:p text:style-name="P21">Managing expectations and addressing concerns from stakeholders.</text:p>
              </text:list-item>
              <text:list-item>
                <text:p text:style-name="P21">Reviewing technical designs and architecture decisions.</text:p>
              </text:list-item>
              <text:list-item>
                <text:p text:style-name="P21">Monitoring code quality and adherence to development standards.</text:p>
              </text:list-item>
              <text:list-item>
                <text:p text:style-name="P21">Identifying and resolving technical challenges.</text:p>
              </text:list-item>
              <text:list-item>
                <text:p text:style-name="P21">Implementing quality control measures throughout the development process.</text:p>
              </text:list-item>
              <text:list-item>
                <text:p text:style-name="P21">ISO 13485 audit involved.</text:p>
              </text:list-item>
              <text:list-item>
                <text:p text:style-name="P21">Overseeing testing activities to ensure software quality.</text:p>
              </text:list-item>
              <text:list-item>
                <text:p text:style-name="P21">Identifying and hiring talented software developers.</text:p>
              </text:list-item>
              <text:list-item>
                <text:p text:style-name="P22"><text:span text:style-name="Default_20_Paragraph_20_Font"><text:span text:style-name="T13">Providing opportunities for professional development and skill improvement.</text:span></text:span></text:p>
              </text:list-item>
            </text:list>
            <text:p text:style-name="P23"/>
          </table:table-cell>
          <table:covered-table-cell/>
        </table:table-row>
        <table:table-row table:style-name="Table1.5">
          <table:table-cell table:style-name="Table1.A5" table:number-columns-spanned="2" office:value-type="string">
            <text:p text:style-name="P24">Skills Set</text:p>
            <text:p text:style-name="P25"/>
            <text:p text:style-name="P10"><draw:custom-shape text:anchor-type="paragraph" draw:z-index="4" draw:name="Flowchart: Terminator 1" draw:style-name="gr3" draw:text-style-name="P7" svg:width="0.5252in" svg:height="0.2398in" svg:x="-0.0535in" svg:y="0.0598in"><text:p text:style-name="P6"><text:span text:style-name="T14">Agile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5" draw:name="Flowchart: Terminator 1" draw:style-name="gr3" draw:text-style-name="P7" svg:width="0.3913in" svg:height="0.2362in" svg:x="1.6335in" svg:y="0.0591in"><text:p text:style-name="P6"><text:span text:style-name="T14">SDLC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3" draw:name="Flowchart: Terminator 1" draw:style-name="gr3" draw:text-style-name="P7" svg:width="0.8268in" svg:height="0.2398in" svg:x="0.6091in" svg:y="0.0591in"><text:p text:style-name="P6"><text:span text:style-name="T15">Scrum </text:span><text:span text:style-name="T15">Maste</text:span><text:span text:style-name="T14">r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text:span text:style-name="Default_20_Paragraph_20_Font"><text:span text:style-name="T16"/></text:span></text:p>
            <text:p text:style-name="P10"><draw:custom-shape text:anchor-type="paragraph" draw:z-index="40" draw:name="Flowchart: Terminator 1" draw:style-name="gr3" draw:text-style-name="P7" svg:width="0.598in" svg:height="0.2594in" svg:x="1.489in" svg:y="0.1535in"><text:p><text:span text:style-name="T14">ISO1348</text:span><text:span text:style-name="T14">5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8" draw:name="Flowchart: Terminator 1" draw:style-name="gr3" draw:text-style-name="P7" svg:width="0.6858in" svg:height="0.2594in" svg:x="0.7346in" svg:y="0.1535in"><text:p><text:span text:style-name="T14">Tea</text:span><text:span text:style-name="T14">m </text:span><text:span text:style-name="T14">Wor</text:span><text:span text:style-name="T14">k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23" draw:name="Flowchart: Terminator 1" draw:style-name="gr4" draw:text-style-name="P7" svg:width="0.6748in" svg:height="0.2398in" svg:x="-0.0075in" svg:y="0.7118in"><text:p><text:span text:style-name="T14"><text:s/></text:span><text:span text:style-name="T14">Ment</text:span><text:span text:style-name="T14">oring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text:span text:style-name="Default_20_Paragraph_20_Font"><text:span text:style-name="T16"/></text:span></text:p>
            <text:p text:style-name="P10"><draw:custom-shape text:anchor-type="paragraph" draw:z-index="41" draw:name="Flowchart: Terminator 1" draw:style-name="gr3" draw:text-style-name="P27" svg:width="0.4949in" svg:height="0.2594in" svg:x="1.622in" svg:y="0.2272in"><text:p text:style-name="P26"><text:span text:style-name="T17">Train</text:span><text:span text:style-name="T17">ing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9" draw:name="Flowchart: Terminator 1" draw:style-name="gr3" draw:text-style-name="P7" svg:width="0.7724in" svg:height="0.2398in" svg:x="0.822in" svg:y="0.228in"><text:p text:style-name="P6"><text:span text:style-name="T14">Planning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30" draw:name="Flowchart: Terminator 1" draw:style-name="gr4" draw:text-style-name="P7" svg:width="0.8197in" svg:height="0.2398in" svg:x="-0.0382in" svg:y="1.0571in"><text:p><text:span text:style-name="T14"><text:s/></text:span><text:span text:style-name="T14">Coordin</text:span><text:span text:style-name="T14">ating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text:span text:style-name="Default_20_Paragraph_20_Font"><text:span text:style-name="T16"/></text:span></text:p>
            <text:p text:style-name="P10"><draw:custom-shape text:anchor-type="paragraph" draw:z-index="29" draw:name="Flowchart: Terminator 1" draw:style-name="gr3" draw:text-style-name="P7" svg:width="0.4925in" svg:height="0.2398in" svg:x="1.5283in" svg:y="0.4055in"><text:p><text:span text:style-name="T18"><text:s/></text:span><text:span text:style-name="T18">CI / CD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28" draw:name="Flowchart: Terminator 1" draw:style-name="gr3" draw:text-style-name="P7" svg:width="0.5913in" svg:height="0.2398in" svg:x="0.8398in" svg:y="0.4063in"><text:p text:style-name="P6"><text:span text:style-name="T18">Mercurial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27" draw:name="Flowchart: Terminator 1" draw:style-name="gr3" draw:text-style-name="P7" svg:width="0.3106in" svg:height="0.2398in" svg:x="0.4299in" svg:y="0.4063in"><text:p text:style-name="P6"><text:span text:style-name="T18">SVN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26" draw:name="Flowchart: Terminator 1" draw:style-name="gr3" draw:text-style-name="P7" svg:width="0.3689in" svg:height="0.2398in" svg:x="-0.0126in" svg:y="0.4063in"><text:p text:style-name="P6"><text:span text:style-name="T18">Git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text:span text:style-name="Default_20_Paragraph_20_Font"><text:span text:style-name="T16"/></text:span></text:p>
          </table:table-cell>
          <table:covered-table-cell/>
          <table:table-cell table:style-name="Table1.C5" table:number-columns-spanned="2" office:value-type="string">
            <text:p text:style-name="P10"><text:span text:style-name="Default_20_Paragraph_20_Font"><text:span text:style-name="T9">ESAB India Private Limited. <text:s text:c="34"/></text:span></text:span><text:span text:style-name="Default_20_Paragraph_20_Font"><text:span text:style-name="T10">Chennai, India.</text:span></text:span></text:p>
            <text:p text:style-name="P18"/>
            <text:p text:style-name="P19"><text:span text:style-name="Default_20_Paragraph_20_Font"><text:span text:style-name="T11">Principal Engineer <text:s text:c="46"/></text:span></text:span><text:span text:style-name="Default_20_Paragraph_20_Font"><text:span text:style-name="T12">11/2018 - 06/2022</text:span></text:span></text:p>
            <text:p text:style-name="P17"/>
            <text:list text:style-name="L2">
              <text:list-item>
                <text:p text:style-name="P28">Scrum Master and release management</text:p>
              </text:list-item>
              <text:list-item>
                <text:p text:style-name="P28">Software design and Code Review</text:p>
              </text:list-item>
              <text:list-item>
                <text:p text:style-name="P28">Requirement definition and review</text:p>
              </text:list-item>
              <text:list-item>
                <text:p text:style-name="P28">System/module level verification planning</text:p>
              </text:list-item>
              <text:list-item>
                <text:p text:style-name="P28">Quality/process/tool administration</text:p>
              </text:list-item>
              <text:list-item>
                <text:p text:style-name="P28">Program management for NPD and Product care</text:p>
              </text:list-item>
            </text:list>
            <text:p text:style-name="P29"/>
          </table:table-cell>
          <table:covered-table-cell/>
        </table:table-row>
        <table:table-row table:style-name="Table1.6">
          <table:table-cell table:style-name="Table1.A6" table:number-columns-spanned="2" office:value-type="string">
            <text:p text:style-name="P30"/>
            <text:p text:style-name="P10"><draw:custom-shape text:anchor-type="paragraph" draw:z-index="12" draw:name="Flowchart: Terminator 1" draw:style-name="gr3" draw:text-style-name="P7" svg:width="0.3579in" svg:height="0.2398in" svg:x="1.7362in" svg:y="0.139in"><text:p text:style-name="P6"><text:span text:style-name="T14">RTOS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0" draw:name="Flowchart: Terminator 1" draw:style-name="gr5" draw:text-style-name="P7" svg:width="0.5252in" svg:height="0.2398in" svg:x="1.1563in" svg:y="0.1311in"><text:p text:style-name="P6"><text:span text:style-name="T14">Python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7" draw:name="Flowchart: Terminator 1" draw:style-name="gr3" draw:text-style-name="P7" svg:width="0.4921in" svg:height="0.2398in" svg:x="0.6091in" svg:y="0.1283in"><text:p text:style-name="P6"><text:span text:style-name="T14">C / C++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14" draw:name="Flowchart: Terminator 1" draw:style-name="gr3" draw:text-style-name="P7" svg:width="0.5913in" svg:height="0.2398in" svg:x="-0.0425in" svg:y="0.1319in"><text:p text:style-name="P6"><text:span text:style-name="T19">Assembly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text:span text:style-name="Default_20_Paragraph_20_Font"><text:span text:style-name="T16"/></text:span></text:p>
            <text:p text:style-name="P10"><draw:custom-shape text:anchor-type="paragraph" draw:z-index="10" draw:name="Flowchart: Terminator 1" draw:style-name="gr3" draw:text-style-name="P7" svg:width="0.5016in" svg:height="0.2398in" svg:x="-0.0382in" svg:y="0.2083in"><text:p text:style-name="P6"><text:span text:style-name="T14">Cortex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11" draw:name="Flowchart: Terminator 1" draw:style-name="gr6" draw:text-style-name="P31" svg:width="0.6343in" svg:height="0.2398in" svg:x="1.5783in" svg:y="0.2075in"><text:p text:style-name="P6"><text:span text:style-name="T14">TI C2000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25" draw:name="Flowchart: Terminator 1" draw:style-name="gr3" draw:text-style-name="P7" svg:width="0.648in" svg:height="0.2398in" svg:x="0.9035in" svg:y="0.202in"><text:p><text:span text:style-name="T15">M0 /M4 / M7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13" draw:name="Flowchart: Terminator 1" draw:style-name="gr3" draw:text-style-name="P7" svg:width="0.3795in" svg:height="0.2398in" svg:x="0.4902in" svg:y="0.2071in"><text:p text:style-name="P6"><text:span text:style-name="T14">ARM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text:span text:style-name="Default_20_Paragraph_20_Font"><text:span text:style-name="T16"/></text:span></text:p>
            <text:p text:style-name="P10"><draw:custom-shape text:anchor-type="paragraph" draw:z-index="43" draw:name="Flowchart: Terminator 1" draw:style-name="gr4" draw:text-style-name="P7" svg:width="0.2461in" svg:height="0.2398in" svg:x="0.0138in" svg:y="1.748in"><text:p><text:span text:style-name="T14">SPI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44" draw:name="Flowchart: Terminator 1" draw:style-name="gr4" draw:text-style-name="P7" svg:width="0.2461in" svg:height="0.2398in" svg:x="0.7362in" svg:y="1.748in"><text:p><text:span text:style-name="T14">SPI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22" draw:name="Flowchart: Terminator 1" draw:style-name="gr4" draw:text-style-name="P7" svg:width="0.3248in" svg:height="0.2398in" svg:x="1.6228in" svg:y="1.3862in"><text:p><text:span text:style-name="T14">ADC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42" draw:name="Flowchart: Terminator 1" draw:style-name="gr4" draw:text-style-name="P7" svg:width="0.2598in" svg:height="0.2398in" svg:x="0.3563in" svg:y="1.7583in"><text:p><text:span text:style-name="T14"><text:s/></text:span><text:span text:style-name="T14">I</text:span><text:span text:style-name="T20">2</text:span><text:span text:style-name="T14">C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21" draw:name="Flowchart: Terminator 1" draw:style-name="gr4" draw:text-style-name="P7" svg:width="0.2461in" svg:height="0.2398in" svg:x="1.2791in" svg:y="1.3984in"><text:p><text:span text:style-name="T14">SPI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20" draw:name="Flowchart: Terminator 1" draw:style-name="gr4" draw:text-style-name="P7" svg:width="0.2598in" svg:height="0.2398in" svg:x="0.3953in" svg:y="1.4016in"><text:p><text:span text:style-name="T14"><text:s/></text:span><text:span text:style-name="T14">I</text:span><text:span text:style-name="T20">2</text:span><text:span text:style-name="T14">C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19" draw:name="Flowchart: Terminator 1" draw:style-name="gr4" draw:text-style-name="P7" svg:width="0.3248in" svg:height="0.2398in" svg:x="-0.0134in" svg:y="1.402in"><text:p><text:span text:style-name="T14">DALI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16" draw:name="Flowchart: Terminator 1" draw:style-name="gr4" draw:text-style-name="P7" svg:width="0.4512in" svg:height="0.1961in" svg:x="-0.0256in" svg:y="1.0354in"><text:p><text:span text:style-name="T14">TCP/IP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24" draw:name="Flowchart: Terminator 1" draw:style-name="gr4" draw:text-style-name="P7" svg:width="0.4689in" svg:height="0.1961in" svg:x="1.6437in" svg:y="1.0366in"><text:p><text:span text:style-name="T14"><text:s/></text:span><text:span text:style-name="T14">RS-232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18" draw:name="Flowchart: Terminator 1" draw:style-name="gr4" draw:text-style-name="P7" svg:width="0.5512in" svg:height="0.1961in" svg:x="0.9972in" svg:y="1.05in"><text:p><text:span text:style-name="T14">MODBUS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17" draw:name="Flowchart: Terminator 1" draw:style-name="gr4" draw:text-style-name="P7" svg:width="0.3795in" svg:height="0.1961in" svg:x="0.5201in" svg:y="1.0362in"><text:p><text:span text:style-name="T14"><text:s/></text:span><text:span text:style-name="T14">CAN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15" draw:name="Flowchart: Terminator 1" draw:style-name="gr3" draw:text-style-name="P7" svg:width="0.4512in" svg:height="0.2398in" svg:x="0.7535in" svg:y="0.6417in"><text:p><text:span text:style-name="T14">USART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text:span text:style-name="Default_20_Paragraph_20_Font"><text:span text:style-name="T16"/></text:span></text:p>
          </table:table-cell>
          <table:covered-table-cell/>
          <table:table-cell table:style-name="Table1.C6" table:number-columns-spanned="2" office:value-type="string">
            <text:p text:style-name="P10"><text:span text:style-name="Default_20_Paragraph_20_Font"><text:span text:style-name="T9">Dyson Manufacturing Sdn Bhd. <text:s text:c="24"/></text:span></text:span><text:span text:style-name="Default_20_Paragraph_20_Font"><text:span text:style-name="T21">Johor, Malaysia.</text:span></text:span></text:p>
            <text:p text:style-name="P32"><text:span text:style-name="Default_20_Paragraph_20_Font"><text:span text:style-name="T22">Principal Engineer <text:s text:c="45"/></text:span></text:span><text:span text:style-name="Default_20_Paragraph_20_Font"><text:span text:style-name="T23">02/2015 - 05/2017</text:span></text:span></text:p>
            <text:p text:style-name="P33"/>
            <text:list text:continue-numbering="true" text:style-name="L2">
              <text:list-item>
                <text:p text:style-name="P34">Firmware Architecture and design review.</text:p>
              </text:list-item>
              <text:list-item>
                <text:p text:style-name="P34">Base code/ prototype software demonisation.</text:p>
              </text:list-item>
              <text:list-item>
                <text:p text:style-name="P34">Prototype verification.</text:p>
              </text:list-item>
              <text:list-item>
                <text:p text:style-name="P34">Do release and integration plan.</text:p>
              </text:list-item>
              <text:list-item>
                <text:p text:style-name="P34">Release for production ( PLM ).</text:p>
              </text:list-item>
              <text:list-item>
                <text:p text:style-name="P34">Do run Agile process as a scrum master.</text:p>
              </text:list-item>
              <text:list-item>
                <text:p text:style-name="P34">Participate system requirement review.</text:p>
              </text:list-item>
              <text:list-item>
                <text:p text:style-name="P34">Participate with firmware design and code review.</text:p>
              </text:list-item>
              <text:list-item>
                <text:p text:style-name="P34">Took full responsibility for Lighting product SW release &amp; QA.</text:p>
              </text:list-item>
              <text:list-item>
                <text:p text:style-name="P34">Bug tracking and production SW quality assurance.</text:p>
              </text:list-item>
              <text:list-item>
                <text:p text:style-name="P34">Cross functional team coordination.</text:p>
              </text:list-item>
              <text:list-item>
                <text:p text:style-name="P34">Critical problem solving and team work.</text:p>
              </text:list-item>
            </text:list>
            <text:p text:style-name="P35"/>
            <text:p text:style-name="P36"/>
          </table:table-cell>
          <table:covered-table-cell/>
        </table:table-row>
        <table:table-row table:style-name="Table1.6">
          <table:table-cell table:style-name="Table1.A7" table:number-columns-spanned="2" office:value-type="string">
            <text:p text:style-name="P37"/>
            <text:p text:style-name="P37"><text:soft-page-break/></text:p>
            <text:p text:style-name="P10"><draw:custom-shape text:anchor-type="paragraph" draw:z-index="34" draw:name="Flowchart: Terminator 1" draw:style-name="gr4" draw:text-style-name="P7" svg:width="0.6748in" svg:height="0.2398in" svg:x="-0.0252in" svg:y="0.6161in"><text:p><text:span text:style-name="T14"><text:s/></text:span><text:span text:style-name="T14">Bluetooth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36" draw:name="Flowchart: Terminator 1" draw:style-name="gr4" draw:text-style-name="P7" svg:width="0.6795in" svg:height="0.2398in" svg:x="0.7626in" svg:y="1.0055in"><text:p><text:span text:style-name="T14"><text:s/></text:span><text:span text:style-name="T14">Memory(s)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37" draw:name="Flowchart: Terminator 1" draw:style-name="gr4" draw:text-style-name="P7" svg:width="0.8953in" svg:height="0.2398in" svg:x="0.4264in" svg:y="1.3311in"><text:p><text:span text:style-name="T14"><text:s/></text:span><text:span text:style-name="T14">Touch Screen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39" draw:name="Flowchart: Terminator 1" draw:style-name="gr4" draw:text-style-name="P7" svg:width="0.4425in" svg:height="0.2398in" svg:x="1.5571in" svg:y="1.0063in"><text:p><text:span text:style-name="T14"><text:s/></text:span><text:span text:style-name="T14">GSM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33" draw:name="Flowchart: Terminator 1" draw:style-name="gr4" draw:text-style-name="P7" svg:width="0.415in" svg:height="0.2398in" svg:x="0.8953in" svg:y="0.6244in"><text:p><text:span text:style-name="T14"><text:s/></text:span><text:span text:style-name="T14">LORA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31" draw:name="Flowchart: Terminator 1" draw:style-name="gr4" draw:text-style-name="P7" svg:width="0.4531in" svg:height="0.2398in" svg:x="1.5453in" svg:y="0.6244in"><text:p><text:span text:style-name="T14"><text:s/></text:span><text:span text:style-name="T14">WiFi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text:span text:style-name="Default_20_Paragraph_20_Font"><text:span text:style-name="T16"/></text:span></text:p>
            <text:p text:style-name="P10"><draw:custom-shape text:anchor-type="paragraph" draw:z-index="46" draw:name="Flowchart: Terminator 1" draw:style-name="gr4" draw:text-style-name="P7" svg:width="0.4531in" svg:height="0.2398in" svg:x="8.4646in" svg:y="1.6728in"><text:p><text:span text:style-name="T14"><text:s/></text:span><text:span text:style-name="T14">WiFi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38" draw:name="Flowchart: Terminator 1" draw:style-name="gr4" draw:text-style-name="P7" svg:width="0.6217in" svg:height="0.2398in" svg:x="8.4646in" svg:y="1.3311in"><text:p><text:span text:style-name="T14"><text:s/></text:span><text:span text:style-name="T14">TFT / LCD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32" draw:name="Flowchart: Terminator 1" draw:style-name="gr4" draw:text-style-name="P7" svg:width="0.6748in" svg:height="0.2398in" svg:x="8.4646in" svg:y="1.011in"><text:p><text:span text:style-name="T14"><text:s/></text:span><text:span text:style-name="T14">Motor(s)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35" draw:name="Flowchart: Terminator 1" draw:style-name="gr4" draw:text-style-name="P7" svg:width="0.3303in" svg:height="0.2398in" svg:x="8.4646in" svg:y="1.3319in"><text:p><text:span text:style-name="T14"><text:s/></text:span><text:span text:style-name="T14">GPS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45" draw:name="Flowchart: Terminator 1" draw:style-name="gr4" draw:text-style-name="P7" svg:width="0.5606in" svg:height="0.2398in" svg:x="8.4646in" svg:y="1.672in"><text:p><text:span text:style-name="T14">Sensor(s)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text:span text:style-name="Default_20_Paragraph_20_Font"><text:span text:style-name="T16"/></text:span></text:p>
          </table:table-cell>
          <table:covered-table-cell/>
          <table:table-cell table:style-name="Table1.C7" table:number-columns-spanned="2" office:value-type="string">
            <text:p text:style-name="P10"><text:span text:style-name="Default_20_Paragraph_20_Font"><text:span text:style-name="T9">Motorola Solution Sdn Bhd, <text:s text:c="27"/></text:span></text:span><text:span text:style-name="Default_20_Paragraph_20_Font"><text:span text:style-name="T21">Penang, Malaysia.</text:span></text:span></text:p>
            <text:p text:style-name="P32"><text:span text:style-name="Default_20_Paragraph_20_Font"><text:span text:style-name="T22">Senior Software Engineer <text:s text:c="32"/></text:span></text:span><text:span text:style-name="Default_20_Paragraph_20_Font"><text:span text:style-name="T24">06/</text:span></text:span><text:span text:style-name="Default_20_Paragraph_20_Font"><text:span text:style-name="T23">2010 - 01/2015</text:span></text:span></text:p>
            <text:p text:style-name="P38"><text:soft-page-break/></text:p>
            <text:list text:continue-numbering="true" text:style-name="L2">
              <text:list-item>
                <text:p text:style-name="P34">Worked as a low-level driver team member and Accessories team.</text:p>
              </text:list-item>
              <text:list-item>
                <text:p text:style-name="P34">Write a driver code for multiple HMI components.</text:p>
              </text:list-item>
              <text:list-item>
                <text:p text:style-name="P34">Do work in customer support team (after sales) to defect fixing. Time to resolve problems is critical part. </text:p>
              </text:list-item>
              <text:list-item>
                <text:p text:style-name="P34">Audio routing from accessory. </text:p>
              </text:list-item>
              <text:list-item>
                <text:p text:style-name="P34">Bluetooth headset development.</text:p>
              </text:list-item>
              <text:list-item>
                <text:p text:style-name="P34">Agile software development.</text:p>
              </text:list-item>
              <text:list-item>
                <text:p text:style-name="P34">Code Review and defect triage.</text:p>
              </text:list-item>
              <text:list-item>
                <text:p text:style-name="P34">Do part of the team member in hackathon and work for “Mandown” feature.</text:p>
              </text:list-item>
            </text:list>
            <text:p text:style-name="P39"/>
          </table:table-cell>
          <table:covered-table-cell/>
        </table:table-row>
        <table:table-row table:style-name="Table1.6">
          <table:table-cell table:style-name="Table1.A8" table:number-columns-spanned="2" office:value-type="string">
            <text:p text:style-name="P37">Tools</text:p>
            <text:p text:style-name="P10"><draw:custom-shape text:anchor-type="paragraph" draw:z-index="49" draw:name="Flowchart: Terminator 1" draw:style-name="gr4" draw:text-style-name="P7" svg:width="0.7421in" svg:height="0.2398in" svg:x="1.3638in" svg:y="0.3547in"><text:p><text:span text:style-name="T14">Version One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54" draw:name="Flowchart: Terminator 1" draw:style-name="gr4" draw:text-style-name="P7" svg:width="0.7843in" svg:height="0.2398in" svg:x="0.4252in" svg:y="1.0047in"><text:p><text:span text:style-name="T14">Version One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53" draw:name="Flowchart: Terminator 1" draw:style-name="gr7" draw:text-style-name="P7" svg:width="0.6988in" svg:height="0.2398in" svg:x="-0.0307in" svg:y="1.0063in"><text:p><text:span text:style-name="T14">Agile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52" draw:name="Flowchart: Terminator 1" draw:style-name="gr4" draw:text-style-name="P7" svg:width="0.7913in" svg:height="0.2398in" svg:x="1.2091in" svg:y="0.6862in"><text:p><text:span text:style-name="T14">Team Center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51" draw:name="Flowchart: Terminator 1" draw:style-name="gr7" draw:text-style-name="P7" svg:width="0.6988in" svg:height="0.2398in" svg:x="0.3437in" svg:y="0.6874in"><text:p><text:span text:style-name="T14">Confluence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50" draw:name="Flowchart: Terminator 1" draw:style-name="gr7" draw:text-style-name="P7" svg:width="0.6988in" svg:height="0.2398in" svg:x="-0.0244in" svg:y="0.6874in"><text:p><text:span text:style-name="T14">JIRA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48" draw:name="Flowchart: Terminator 1" draw:style-name="gr7" draw:text-style-name="P7" svg:width="0.6988in" svg:height="0.2398in" svg:x="0.7602in" svg:y="0.3563in"><text:p><text:span text:style-name="T14">MS Visio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draw:custom-shape text:anchor-type="paragraph" draw:z-index="47" draw:name="Flowchart: Terminator 1" draw:style-name="gr7" draw:text-style-name="P7" svg:width="0.6988in" svg:height="0.2398in" svg:x="0.0016in" svg:y="0.3547in"><text:p><text:span text:style-name="T14">MS Project</text:span></text:p><draw:enhanced-geometry svg:viewBox="0 0 21600 21600" draw:text-areas="?f16 ?f18 ?f17 ?f19" draw:type="non-primitive" draw:enhanced-path="M 3475 0 L 18125 0 A ?f59 ?f60 ?f61 ?f62 18125 0 ?f56 ?f58 W ?f63 ?f64 ?f65 ?f66 18125 0 ?f56 ?f58 L 3475 21600 A ?f102 ?f103 ?f104 ?f105 3475 21600 ?f99 ?f101 W ?f106 ?f107 ?f108 ?f109 3475 21600 ?f99 ?f101 Z N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5419351 / 1725033"/><draw:equation draw:name="f10" draw:formula="?f8 / 21600"/><draw:equation draw:name="f11" draw:formula="?f7 / 21600"/><draw:equation draw:name="f12" draw:formula="?f8 * 1018 / 21600"/><draw:equation draw:name="f13" draw:formula="?f8 * 20582 / 21600"/><draw:equation draw:name="f14" draw:formula="?f7 * 3163 / 21600"/><draw:equation draw:name="f15" draw:formula="?f7 * 18437 / 21600"/><draw:equation draw:name="f16" draw:formula="?f12 / ?f10"/><draw:equation draw:name="f17" draw:formula="?f13 / ?f10"/><draw:equation draw:name="f18" draw:formula="?f14 / ?f11"/><draw:equation draw:name="f19" draw:formula="?f15 / ?f11"/><draw:equation draw:name="f20" draw:formula="21550000 - ?f1"/><draw:equation draw:name="f21" draw:formula="if(?f20, ?f1, 21550000)"/><draw:equation draw:name="f22" draw:formula="-21550000 - ?f21"/><draw:equation draw:name="f23" draw:formula="if(?f22, -21550000, ?f21)"/><draw:equation draw:name="f24" draw:formula="?f0 + ?f23"/><draw:equation draw:name="f25" draw:formula="?f0 + ?f2"/><draw:equation draw:name="f26" draw:formula="?f25 * ?f9 / ?f1"/><draw:equation draw:name="f27" draw:formula="0 - ?f26"/><draw:equation draw:name="f28" draw:formula="cos(?f27)"/><draw:equation draw:name="f29" draw:formula="0 - ?f28"/><draw:equation draw:name="f30" draw:formula="?f29 * 3475"/><draw:equation draw:name="f31" draw:formula="sin(?f27)"/><draw:equation draw:name="f32" draw:formula="0 - ?f31"/><draw:equation draw:name="f33" draw:formula="?f32 * 10800"/><draw:equation draw:name="f34" draw:formula="sqrt(?f30 * ?f30 + ?f33 * ?f33 + 0 * 0)"/><draw:equation draw:name="f35" draw:formula="3475 * 10800 / ?f34"/><draw:equation draw:name="f36" draw:formula="?f32 * ?f35"/><draw:equation draw:name="f37" draw:formula="18125 - ?f36"/><draw:equation draw:name="f38" draw:formula="?f29 * ?f35"/><draw:equation draw:name="f39" draw:formula="0 - ?f38"/><draw:equation draw:name="f40" draw:formula="?f37 - 3475"/><draw:equation draw:name="f41" draw:formula="?f39 - 10800"/><draw:equation draw:name="f42" draw:formula="?f37 + 3475"/><draw:equation draw:name="f43" draw:formula="?f39 + 10800"/><draw:equation draw:name="f44" draw:formula="?f24 + ?f2"/><draw:equation draw:name="f45" draw:formula="?f44 * ?f9 / ?f1"/><draw:equation draw:name="f46" draw:formula="0 - ?f45"/><draw:equation draw:name="f47" draw:formula="cos(?f46)"/><draw:equation draw:name="f48" draw:formula="0 - ?f47"/><draw:equation draw:name="f49" draw:formula="?f48 * 3475"/><draw:equation draw:name="f50" draw:formula="sin(?f46)"/><draw:equation draw:name="f51" draw:formula="0 - ?f50"/><draw:equation draw:name="f52" draw:formula="?f51 * 10800"/><draw:equation draw:name="f53" draw:formula="sqrt(?f49 * ?f49 + ?f52 * ?f52 + 0 * 0)"/><draw:equation draw:name="f54" draw:formula="3475 * 10800 / ?f53"/><draw:equation draw:name="f55" draw:formula="?f51 * ?f54"/><draw:equation draw:name="f56" draw:formula="?f37 + ?f55"/><draw:equation draw:name="f57" draw:formula="?f48 * ?f54"/><draw:equation draw:name="f58" draw:formula="?f39 + ?f57"/><draw:equation draw:name="f59" draw:formula="if(?f23, 18125, ?f40)"/><draw:equation draw:name="f60" draw:formula="if(?f23, 0, ?f41)"/><draw:equation draw:name="f61" draw:formula="if(?f23, 18125, ?f42)"/><draw:equation draw:name="f62" draw:formula="if(?f23, 0, ?f43)"/><draw:equation draw:name="f63" draw:formula="if(?f23, ?f40, ?f56)"/><draw:equation draw:name="f64" draw:formula="if(?f23, ?f41, ?f58)"/><draw:equation draw:name="f65" draw:formula="if(?f23, ?f42, ?f56)"/><draw:equation draw:name="f66" draw:formula="if(?f23, ?f43, ?f58)"/><draw:equation draw:name="f67" draw:formula="?f2 + ?f23"/><draw:equation draw:name="f68" draw:formula="?f2 + ?f2"/><draw:equation draw:name="f69" draw:formula="?f68 * ?f9 / ?f1"/><draw:equation draw:name="f70" draw:formula="0 - ?f69"/><draw:equation draw:name="f71" draw:formula="cos(?f70)"/><draw:equation draw:name="f72" draw:formula="0 - ?f71"/><draw:equation draw:name="f73" draw:formula="?f72 * 3475"/><draw:equation draw:name="f74" draw:formula="sin(?f70)"/><draw:equation draw:name="f75" draw:formula="0 - ?f74"/><draw:equation draw:name="f76" draw:formula="?f75 * 10800"/><draw:equation draw:name="f77" draw:formula="sqrt(?f73 * ?f73 + ?f76 * ?f76 + 0 * 0)"/><draw:equation draw:name="f78" draw:formula="3475 * 10800 / ?f77"/><draw:equation draw:name="f79" draw:formula="?f75 * ?f78"/><draw:equation draw:name="f80" draw:formula="3475 - ?f79"/><draw:equation draw:name="f81" draw:formula="?f72 * ?f78"/><draw:equation draw:name="f82" draw:formula="21600 - ?f81"/><draw:equation draw:name="f83" draw:formula="?f80 - 3475"/><draw:equation draw:name="f84" draw:formula="?f82 - 10800"/><draw:equation draw:name="f85" draw:formula="?f80 + 3475"/><draw:equation draw:name="f86" draw:formula="?f82 + 10800"/><draw:equation draw:name="f87" draw:formula="?f67 + ?f2"/><draw:equation draw:name="f88" draw:formula="?f87 * ?f9 / ?f1"/><draw:equation draw:name="f89" draw:formula="0 - ?f88"/><draw:equation draw:name="f90" draw:formula="cos(?f89)"/><draw:equation draw:name="f91" draw:formula="0 - ?f90"/><draw:equation draw:name="f92" draw:formula="?f91 * 3475"/><draw:equation draw:name="f93" draw:formula="sin(?f89)"/><draw:equation draw:name="f94" draw:formula="0 - ?f93"/><draw:equation draw:name="f95" draw:formula="?f94 * 10800"/><draw:equation draw:name="f96" draw:formula="sqrt(?f92 * ?f92 + ?f95 * ?f95 + 0 * 0)"/><draw:equation draw:name="f97" draw:formula="3475 * 10800 / ?f96"/><draw:equation draw:name="f98" draw:formula="?f94 * ?f97"/><draw:equation draw:name="f99" draw:formula="?f80 + ?f98"/><draw:equation draw:name="f100" draw:formula="?f91 * ?f97"/><draw:equation draw:name="f101" draw:formula="?f82 + ?f100"/><draw:equation draw:name="f102" draw:formula="if(?f23, 3475, ?f83)"/><draw:equation draw:name="f103" draw:formula="if(?f23, 21600, ?f84)"/><draw:equation draw:name="f104" draw:formula="if(?f23, 3475, ?f85)"/><draw:equation draw:name="f105" draw:formula="if(?f23, 21600, ?f86)"/><draw:equation draw:name="f106" draw:formula="if(?f23, ?f83, ?f99)"/><draw:equation draw:name="f107" draw:formula="if(?f23, ?f84, ?f101)"/><draw:equation draw:name="f108" draw:formula="if(?f23, ?f85, ?f99)"/><draw:equation draw:name="f109" draw:formula="if(?f23, ?f86, ?f101)"/></draw:enhanced-geometry></draw:custom-shape><text:span text:style-name="Default_20_Paragraph_20_Font"><text:span text:style-name="T16"/></text:span></text:p>
          </table:table-cell>
          <table:covered-table-cell/>
          <table:table-cell table:style-name="Table1.C8" table:number-columns-spanned="2" office:value-type="string">
            <text:p text:style-name="P10"><text:span text:style-name="Default_20_Paragraph_20_Font"><text:span text:style-name="T9">Balda Solution Sdn Bhd</text:span></text:span><text:span text:style-name="Default_20_Paragraph_20_Font"><text:span text:style-name="T21"> <text:s text:c="42"/>Ipoh, Malaysia.</text:span></text:span></text:p>
            <text:p text:style-name="P32"><text:span text:style-name="Default_20_Paragraph_20_Font"><text:span text:style-name="T22">Senior Product Development Engineer <text:s text:c="12"/></text:span></text:span><text:span text:style-name="Default_20_Paragraph_20_Font"><text:span text:style-name="T23">09/2008 – 05/2010</text:span></text:span></text:p>
            <text:p text:style-name="P33"/>
            <text:list text:continue-numbering="true" text:style-name="L2">
              <text:list-item>
                <text:p text:style-name="P34">Write code for Bluetooth host process (Automobile Mirror).</text:p>
              </text:list-item>
              <text:list-item>
                <text:p text:style-name="P34">CSR Bluetooth RF chip was used for radio transmission and configure SDK as per the requirement.</text:p>
              </text:list-item>
              <text:list-item>
                <text:p text:style-name="P34">Interface multiple HMI components (keypad, display, touch pad, etc).</text:p>
              </text:list-item>
              <text:list-item>
                <text:p text:style-name="P34">Started use software quality tools and compiled for standards. (Static analysing tool, Test driven development, version control).</text:p>
              </text:list-item>
              <text:list-item>
                <text:p text:style-name="P34">Start to adopt process like Lean, 6 – sigma, etc.</text:p>
              </text:list-item>
              <text:list-item>
                <text:p text:style-name="P34">Accessory development for Nokia, Sony Ericsson and Lufthansa.</text:p>
              </text:list-item>
            </text:list>
            <text:p text:style-name="P40"/>
          </table:table-cell>
          <table:covered-table-cell/>
        </table:table-row>
        <table:table-row table:style-name="Table1.6">
          <table:table-cell table:style-name="Table1.A9" table:number-columns-spanned="2" office:value-type="string">
            <text:p text:style-name="P41"/>
          </table:table-cell>
          <table:covered-table-cell/>
          <table:table-cell table:style-name="Table1.C9" table:number-columns-spanned="2" office:value-type="string">
            <text:p text:style-name="P10"><text:span text:style-name="Default_20_Paragraph_20_Font"><text:span text:style-name="T9">Sertel Electronics Private Limited. <text:s text:c="23"/></text:span></text:span><text:span text:style-name="Default_20_Paragraph_20_Font"><text:span text:style-name="T10">Chennai, India.</text:span></text:span></text:p>
            <text:p text:style-name="P18"/>
            <text:p text:style-name="P19"><text:span text:style-name="Default_20_Paragraph_20_Font"><text:span text:style-name="T11">Principal Engineer <text:s text:c="45"/></text:span></text:span><text:span text:style-name="Default_20_Paragraph_20_Font"><text:span text:style-name="T12">06/2003 - 06/2008</text:span></text:span></text:p>
            <text:p text:style-name="P17"/>
            <text:list text:style-name="L3">
              <text:list-item>
                <text:p text:style-name="P42">Spearheading efforts across project and product design </text:p>
              </text:list-item>
              <text:list-item>
                <text:p text:style-name="P42">Requirement analyses and freezing </text:p>
              </text:list-item>
              <text:list-item>
                <text:p text:style-name="P42">Hardware Design</text:p>
              </text:list-item>
              <text:list-item>
                <text:p text:style-name="P42">Hardware assembling and testing</text:p>
              </text:list-item>
              <text:list-item>
                <text:p text:style-name="P42">Mechanical design (panel) and outsourcing </text:p>
              </text:list-item>
              <text:list-item>
                <text:p text:style-name="P42">Requirement Finalizing, design SW coding and demo</text:p>
              </text:list-item>
              <text:list-item>
                <text:p text:style-name="P42">Hardware software integration </text:p>
              </text:list-item>
              <text:list-item>
                <text:p text:style-name="P42">Test and validation </text:p>
              </text:list-item>
              <text:list-item>
                <text:p text:style-name="P43"><text:span text:style-name="Default_20_Paragraph_20_Font"><text:span text:style-name="T25">Project Installation and Demo.</text:span></text:span></text:p>
              </text:list-item>
            </text:list>
            <text:p text:style-name="P44"/>
          </table:table-cell>
          <table:covered-table-cell/>
        </table:table-row>
        <table:table-row table:style-name="Table1.10">
          <table:table-cell table:style-name="Table1.A10" table:number-columns-spanned="2" office:value-type="string">
            <text:p text:style-name="P37">Personal Profile</text:p>
            <text:p text:style-name="P37"/>
            <text:p text:style-name="P45">DOB: 16- SEP- 1980</text:p>
            <text:p text:style-name="P45">Sex: Male</text:p>
            <text:p text:style-name="P45">Nationality: Indian</text:p>
          </table:table-cell>
          <table:covered-table-cell/>
          <table:table-cell table:style-name="Table1.C10" table:number-columns-spanned="2" office:value-type="string">
            <text:p text:style-name="P46">EDUCATION</text:p>
            <text:p text:style-name="P40"/>
            <text:p text:style-name="P40">Master of Science in Electronics.</text:p>
            <text:p text:style-name="P47">A.V.C. Collage , Bharathidhasan University.</text:p>
            <text:p text:style-name="P47"/>
            <text:p text:style-name="P40">Bachelor of Science in Electronics.</text:p>
            <text:p text:style-name="P10"><text:span text:style-name="Default_20_Paragraph_20_Font"><text:span text:style-name="T26">E.A.C. Collage, Bharathiar University.</text:span></text:span></text:p>
          </table:table-cell>
          <table:covered-table-cell/>
        </table:table-row>
      </table:table>
      <text:p text:style-name="P48"/>
      <text:p text:style-name="Normal"><text:span text:style-name="Default_20_Paragraph_20_Font"><text:span text:style-name="T27">DECLARATION:</text:span></text:span></text:p>
      <text:p text:style-name="Normal"><text:span text:style-name="Default_20_Paragraph_20_Font"><text:span text:style-name="T28"><text:s text:c="19"/></text:span></text:span><text:span text:style-name="Default_20_Paragraph_20_Font"><text:span text:style-name="T29">I hereby declare that all the details furnished above are true to the best of my knowledge and belief.</text:span></text:span></text:p>
      <text:p text:style-name="P49"><text:tab/> <text:s text:c="65"/></text:p>
      <text:p text:style-name="P50"/>
      <text:p text:style-name="P51"><text:span text:style-name="Default_20_Paragraph_20_Font"><text:span text:style-name="T28"><text:s text:c="72"/></text:span></text:span><text:span text:style-name="Default_20_Paragraph_20_Font"><text:span text:style-name="T30">MAHESWARAN GURUSAMY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Mono CJK JP" svg:font-family="'Noto Sans Mono CJK JP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fill-image draw:name="a0" xlink:href="Pictures/10000000000000AB000000B86FD4CBE1.jpg" xlink:type="simple" xlink:show="embed" xlink:actuate="onLoad"/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25in" fo:margin-bottom="0.0555in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11in" fo:margin-bottom="0.0555in" style:contextual-spacing="false" fo:keep-together="always" fo:hyphenation-ladder-count="no-limit" fo:hyphenation-keep="auto" loext:hyphenation-keep-type="column" fo:keep-with-next="always"/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555in" fo:margin-bottom="0.028in" style:contextual-spacing="false" fo:keep-together="always" fo:hyphenation-ladder-count="no-limit" fo:hyphenation-keep="auto" loext:hyphenation-keep-type="column" fo:keep-with-next="always"/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028in" fo:margin-bottom="0in" style:contextual-spacing="false" fo:keep-together="always" fo:hyphenation-ladder-count="no-limit" fo:hyphenation-keep="auto" loext:hyphenation-keep-type="column" fo:keep-with-next="always"/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in" fo:margin-bottom="0in" style:contextual-spacing="false" fo:keep-together="always" fo:hyphenation-ladder-count="no-limit" fo:hyphenation-keep="auto" loext:hyphenation-keep-type="column" fo:keep-with-next="always"/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Normal" style:class="chapter">
      <style:paragraph-properties fo:margin-top="0in" fo:margin-bottom="0.0555in" style:contextual-spacing="false" fo:line-height="100%" fo:hyphenation-ladder-count="no-limit" fo:hyphenation-keep="auto" loext:hyphenation-keep-type="column"/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Normal" style:class="chapter">
      <style:paragraph-properties fo:hyphenation-ladder-count="no-limit" fo:hyphenation-keep="auto" loext:hyphenation-keep-type="column"/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Quote" style:family="paragraph" style:parent-style-name="Normal" style:next-style-name="Normal">
      <style:paragraph-properties fo:margin-top="0.111in" fo:margin-bottom="0.111in" style:contextual-spacing="false" fo:text-align="center" style:justify-single-word="false" fo:hyphenation-ladder-count="no-limit" fo:hyphenation-keep="auto" loext:hyphenation-keep-type="column"/>
      <style:text-properties fo:color="#404040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0.5in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style:contextual-spacing="false" fo:text-align="center" style:justify-single-word="false" fo:hyphenation-ladder-count="no-limit" fo:hyphenation-keep="auto" loext:hyphenation-keep-type="column" fo:padding-left="0in" fo:padding-right="0in" fo:padding-top="0.139in" fo:padding-bottom="0.139in" fo:border-left="none" fo:border-right="none" fo:border-top="0.51pt solid #2f5496" fo:border-bottom="0.51pt solid #2f5496" style:shadow="none">
        <style:tab-stops/>
      </style:paragraph-properties>
      <style:text-properties fo:color="#2f5496" loext:opacity="100%"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2f5496" loext:opacity="100%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2f5496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595959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8_20_Char" style:display-name="Heading 8 Char" style:family="text" style:parent-style-name="Default_20_Paragraph_20_Font">
      <style:text-properties fo:color="#272727" loext:opacity="100%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loext:opacity="100%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swiss" style:font-pitch="variable" fo:font-size="28pt" fo:letter-spacing="-0.0071in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102in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2f5496" loext:opacity="100%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fo:font-size="12pt" style:font-size-asian="12pt" style:font-size-complex="12pt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Linux_X86_64 LibreOffice_project/d50be90c1d90f0f90a5235ffcbbafbbfa38a83c2</meta:generator>
    <dc:title/>
    <dc:description/>
    <dc:subject/>
    <meta:initial-creator>Maheswaran Gurusamy</meta:initial-creator>
    <meta:creation-date>2025-04-18T14:42:00Z</meta:creation-date>
    <dc:date>2025-04-18T20:24:51.050732239</dc:date>
    <meta:print-date>2025-04-18T14:41:00Z</meta:print-date>
    <meta:editing-cycles>3</meta:editing-cycles>
    <meta:editing-duration>PT6M9S</meta:editing-duration>
    <meta:document-statistic meta:table-count="1" meta:image-count="2" meta:object-count="0" meta:page-count="2" meta:paragraph-count="90" meta:word-count="614" meta:character-count="4704" meta:non-whitespace-character-count="3685"/>
    <meta:template xlink:type="simple" xlink:actuate="onRequest" xlink:title="" xlink:href="Normal.dotm"/>
  </office:meta>
</office:document-meta>
</file>